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color="#ff0000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5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9">
      <style:paragraph-properties fo:margin-left="0.5in" fo:margin-right="0in" fo:text-indent="-0.25in" style:auto-text-indent="false"/>
      <style:text-properties style:text-underline-style="none"/>
    </style:style>
    <style:style style:name="P8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20">
      <style:paragraph-properties fo:margin-left="1in" fo:margin-right="0in" fo:text-indent="-0.25in" style:auto-text-indent="false"/>
    </style:style>
    <style:style style:name="P26" style:family="paragraph" style:parent-style-name="Standard" style:list-style-name="WWNum19">
      <style:paragraph-properties fo:margin-left="1in" fo:margin-right="0in" fo:text-indent="-0.25in" style:auto-text-indent="false"/>
    </style:style>
    <style:style style:name="P27" style:family="paragraph" style:parent-style-name="Standard" style:list-style-name="WWNum2">
      <style:paragraph-properties fo:margin-left="1in" fo:margin-right="0in" fo:text-indent="-0.25in" style:auto-text-indent="false"/>
    </style:style>
    <style:style style:name="P28" style:family="paragraph" style:parent-style-name="Standard" style:list-style-name="WWNum13">
      <style:paragraph-properties fo:margin-left="1in" fo:margin-right="0in" fo:text-indent="-0.25in" style:auto-text-indent="false"/>
    </style:style>
    <style:style style:name="P29" style:family="paragraph" style:parent-style-name="Standard" style:list-style-name="WWNum13">
      <style:paragraph-properties fo:margin-left="1in" fo:margin-right="0in" fo:text-indent="-0.25in" style:auto-text-indent="false"/>
      <style:text-properties style:text-underline-style="none"/>
    </style:style>
    <style:style style:name="P30" style:family="paragraph" style:parent-style-name="Standard" style:list-style-name="WWNum9">
      <style:paragraph-properties fo:margin-left="1in" fo:margin-right="0in" fo:text-indent="-0.25in" style:auto-text-indent="false"/>
    </style:style>
    <style:style style:name="P31" style:family="paragraph" style:parent-style-name="Standard" style:list-style-name="WWNum11">
      <style:paragraph-properties fo:margin-left="1in" fo:margin-right="0in" fo:text-indent="-0.25in" style:auto-text-indent="false"/>
    </style:style>
    <style:style style:name="P32" style:family="paragraph" style:parent-style-name="Standard" style:list-style-name="WWNum18">
      <style:paragraph-properties fo:margin-left="1in" fo:margin-right="0in" fo:text-indent="-0.25in" style:auto-text-indent="false"/>
    </style:style>
    <style:style style:name="P33" style:family="paragraph" style:parent-style-name="Standard" style:list-style-name="WWNum16">
      <style:paragraph-properties fo:margin-left="1in" fo:margin-right="0in" fo:text-indent="-0.25in" style:auto-text-indent="false"/>
    </style:style>
    <style:style style:name="P34" style:family="paragraph" style:parent-style-name="Standard" style:list-style-name="WWNum12">
      <style:paragraph-properties fo:margin-left="1in" fo:margin-right="0in" fo:text-indent="-0.25in" style:auto-text-indent="false"/>
    </style:style>
    <style:style style:name="P35" style:family="paragraph" style:parent-style-name="Standard" style:list-style-name="WWNum8">
      <style:paragraph-properties fo:margin-left="1in" fo:margin-right="0in" fo:text-indent="-0.25in" style:auto-text-indent="false"/>
    </style:style>
    <style:style style:name="P36" style:family="paragraph" style:parent-style-name="Standard" style:list-style-name="WWNum14">
      <style:paragraph-properties fo:margin-left="1in" fo:margin-right="0in" fo:text-indent="-0.25in" style:auto-text-indent="false"/>
    </style:style>
    <style:style style:name="P37" style:family="paragraph" style:parent-style-name="Standard" style:list-style-name="WWNum22">
      <style:paragraph-properties fo:margin-left="1in" fo:margin-right="0in" fo:text-indent="-0.25in" style:auto-text-indent="false"/>
    </style:style>
    <style:style style:name="P38" style:family="paragraph" style:parent-style-name="Standard" style:list-style-name="WWNum24">
      <style:paragraph-properties fo:margin-left="1in" fo:margin-right="0in" fo:text-indent="-0.25in" style:auto-text-indent="false"/>
    </style:style>
    <style:style style:name="P39" style:family="paragraph" style:parent-style-name="Standard" style:list-style-name="WWNum21">
      <style:paragraph-properties fo:margin-left="1in" fo:margin-right="0in" fo:text-indent="-0.25in" style:auto-text-indent="false"/>
    </style:style>
    <style:style style:name="P40" style:family="paragraph" style:parent-style-name="Standard" style:list-style-name="WWNum17">
      <style:paragraph-properties fo:margin-left="1in" fo:margin-right="0in" fo:text-indent="-0.25in" style:auto-text-indent="false"/>
    </style:style>
    <style:style style:name="P41" style:family="paragraph" style:parent-style-name="Standard" style:list-style-name="WWNum6">
      <style:paragraph-properties fo:margin-left="1in" fo:margin-right="0in" fo:text-indent="-0.25in" style:auto-text-indent="false"/>
    </style:style>
    <style:style style:name="P42" style:family="paragraph" style:parent-style-name="Standard" style:list-style-name="WWNum1">
      <style:paragraph-properties fo:margin-left="1in" fo:margin-right="0in" fo:text-indent="-0.25in" style:auto-text-indent="false"/>
    </style:style>
    <style:style style:name="P43" style:family="paragraph" style:parent-style-name="Standard" style:list-style-name="WWNum20">
      <style:paragraph-properties fo:margin-left="1.5in" fo:margin-right="0in" fo:text-indent="-0.25in" style:auto-text-indent="false"/>
    </style:style>
    <style:style style:name="P44" style:family="paragraph" style:parent-style-name="Standard" style:list-style-name="WWNum19">
      <style:paragraph-properties fo:margin-left="1.5in" fo:margin-right="0in" fo:text-indent="-0.25in" style:auto-text-indent="false"/>
    </style:style>
    <style:style style:name="P45" style:family="paragraph" style:parent-style-name="Standard" style:list-style-name="WWNum10">
      <style:paragraph-properties fo:margin-left="1.5in" fo:margin-right="0in" fo:text-indent="-0.25in" style:auto-text-indent="false"/>
    </style:style>
    <style:style style:name="P46" style:family="paragraph" style:parent-style-name="Standard" style:list-style-name="WWNum13">
      <style:paragraph-properties fo:margin-left="1.5in" fo:margin-right="0in" fo:text-indent="-0.25in" style:auto-text-indent="false"/>
    </style:style>
    <style:style style:name="P47" style:family="paragraph" style:parent-style-name="Standard" style:list-style-name="WWNum11">
      <style:paragraph-properties fo:margin-left="1.5in" fo:margin-right="0in" fo:text-indent="-0.25in" style:auto-text-indent="false"/>
    </style:style>
    <style:style style:name="P48" style:family="paragraph" style:parent-style-name="Standard" style:list-style-name="WWNum18">
      <style:paragraph-properties fo:margin-left="1.5in" fo:margin-right="0in" fo:text-indent="-0.25in" style:auto-text-indent="false"/>
    </style:style>
    <style:style style:name="P49" style:family="paragraph" style:parent-style-name="Standard" style:list-style-name="WWNum12">
      <style:paragraph-properties fo:margin-left="1.5in" fo:margin-right="0in" fo:text-indent="-0.25in" style:auto-text-indent="false"/>
    </style:style>
    <style:style style:name="P50" style:family="paragraph" style:parent-style-name="Standard" style:list-style-name="WWNum24">
      <style:paragraph-properties fo:margin-left="1.5in" fo:margin-right="0in" fo:text-indent="-0.25in" style:auto-text-indent="false"/>
    </style:style>
    <style:style style:name="P51" style:family="paragraph" style:parent-style-name="Standard" style:list-style-name="WWNum24">
      <style:paragraph-properties fo:margin-left="1.5in" fo:margin-right="0in" fo:text-indent="-0.25in" style:auto-text-indent="false"/>
      <style:text-properties style:text-underline-style="none"/>
    </style:style>
    <style:style style:name="P52" style:family="paragraph" style:parent-style-name="Standard" style:list-style-name="WWNum21">
      <style:paragraph-properties fo:margin-left="1.5in" fo:margin-right="0in" fo:text-indent="-0.25in" style:auto-text-indent="false"/>
    </style:style>
    <style:style style:name="P53" style:family="paragraph" style:parent-style-name="Standard" style:list-style-name="WWNum17">
      <style:paragraph-properties fo:margin-left="1.5in" fo:margin-right="0in" fo:text-indent="-0.25in" style:auto-text-indent="false"/>
    </style:style>
    <style:style style:name="P54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55" style:family="paragraph" style:parent-style-name="Standard">
      <style:paragraph-properties fo:margin-left="0in" fo:margin-right="0in" fo:text-indent="0.5in" style:auto-text-indent="false"/>
    </style:style>
    <style:style style:name="P56" style:family="paragraph" style:parent-style-name="Standard">
      <style:paragraph-properties fo:margin-left="1in" fo:margin-right="0in" fo:text-indent="0in" style:auto-text-indent="false"/>
    </style:style>
    <style:style style:name="P57" style:family="paragraph" style:parent-style-name="Standard">
      <style:paragraph-properties fo:margin-left="1in" fo:margin-right="0in" fo:text-indent="0in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0in" fo:margin-right="0in" fo:text-indent="0in" style:auto-text-indent="false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60" style:family="paragraph" style:parent-style-name="Standard">
      <style:paragraph-properties fo:margin-left="0.5in" fo:margin-right="0in" fo:text-indent="0.5in" style:auto-text-indent="false"/>
    </style:style>
    <style:style style:name="P61" style:family="paragraph" style:parent-style-name="Standard" style:list-style-name="WWNum19">
      <style:paragraph-properties fo:margin-left="2in" fo:margin-right="0in" fo:text-indent="-0.25in" style:auto-text-indent="false"/>
    </style:style>
    <style:style style:name="P62" style:family="paragraph" style:parent-style-name="Standard" style:list-style-name="WWNum10">
      <style:paragraph-properties fo:margin-left="2in" fo:margin-right="0in" fo:text-indent="-0.25in" style:auto-text-indent="false"/>
    </style:style>
    <style:style style:name="P63" style:family="paragraph" style:parent-style-name="Standard" style:list-style-name="WWNum10">
      <style:paragraph-properties fo:margin-left="2in" fo:margin-right="0in" fo:text-indent="-0.25in" style:auto-text-indent="false"/>
      <style:text-properties style:text-underline-style="none"/>
    </style:style>
    <style:style style:name="P64" style:family="paragraph" style:parent-style-name="Standard" style:list-style-name="WWNum24">
      <style:paragraph-properties fo:margin-left="2in" fo:margin-right="0in" fo:text-indent="-0.25in" style:auto-text-indent="false"/>
      <style:text-properties style:text-underline-style="none"/>
    </style:style>
    <style:style style:name="P65" style:family="paragraph" style:parent-style-name="Standard" style:list-style-name="WWNum7">
      <style:paragraph-properties fo:margin-left="2in" fo:margin-right="0in" fo:text-indent="-0.25in" style:auto-text-indent="false"/>
    </style:style>
    <style:style style:name="P66" style:family="paragraph" style:parent-style-name="Standard" style:list-style-name="WWNum3">
      <style:paragraph-properties fo:margin-left="2in" fo:margin-right="0in" fo:text-indent="-0.25in" style:auto-text-indent="false"/>
    </style:style>
    <style:style style:name="P67" style:family="paragraph" style:parent-style-name="Standard" style:list-style-name="WWNum4">
      <style:paragraph-properties fo:margin-left="2in" fo:margin-right="0in" fo:text-indent="-0.25in" style:auto-text-indent="false"/>
    </style:style>
    <style:style style:name="P68" style:family="paragraph" style:parent-style-name="Standard" style:list-style-name="WWNum11">
      <style:paragraph-properties fo:margin-left="2in" fo:margin-right="0in" fo:text-indent="-0.25in" style:auto-text-indent="false"/>
    </style:style>
    <style:style style:name="P69" style:family="paragraph" style:parent-style-name="Standard" style:list-style-name="WWNum18">
      <style:paragraph-properties fo:margin-left="2in" fo:margin-right="0in" fo:text-indent="-0.25in" style:auto-text-indent="false"/>
    </style:style>
    <style:style style:name="P70" style:family="paragraph" style:parent-style-name="Standard" style:list-style-name="WWNum24">
      <style:paragraph-properties fo:margin-left="2in" fo:margin-right="0in" fo:text-indent="-0.25in" style:auto-text-indent="false"/>
    </style:style>
    <style:style style:name="P71" style:family="paragraph" style:parent-style-name="Standard" style:list-style-name="WWNum21">
      <style:paragraph-properties fo:margin-left="2in" fo:margin-right="0in" fo:text-indent="-0.25in" style:auto-text-indent="false"/>
    </style:style>
    <style:style style:name="P72" style:family="paragraph" style:parent-style-name="Standard">
      <style:paragraph-properties fo:margin-left="1in" fo:margin-right="0in" fo:text-indent="0.5in" style:auto-text-indent="false"/>
    </style:style>
    <style:style style:name="P73" style:family="paragraph" style:parent-style-name="Standard">
      <style:paragraph-properties fo:margin-left="1.5in" fo:margin-right="0in" fo:text-indent="0in" style:auto-text-indent="false"/>
    </style:style>
    <style:style style:name="P74" style:family="paragraph" style:parent-style-name="Standard">
      <style:paragraph-properties fo:margin-left="1.5in" fo:margin-right="0in" fo:text-indent="0in" style:auto-text-indent="false"/>
      <style:text-properties fo:font-weight="bold" style:font-weight-asian="bold"/>
    </style:style>
    <style:style style:name="P75" style:family="paragraph" style:parent-style-name="Standard">
      <style:paragraph-properties fo:margin-left="1.5in" fo:margin-right="0in" fo:text-indent="0in" style:auto-text-indent="false"/>
      <style:text-properties fo:color="#ff0000"/>
    </style:style>
    <style:style style:name="P76" style:family="paragraph" style:parent-style-name="Standard">
      <style:paragraph-properties fo:margin-left="1.5in" fo:margin-right="0in" fo:text-indent="0in" style:auto-text-indent="false"/>
      <style:text-properties fo:color="#ff0000" fo:font-weight="bold" style:font-weight-asian="bold"/>
    </style:style>
    <style:style style:name="P77" style:family="paragraph" style:parent-style-name="Standard">
      <style:paragraph-properties fo:margin-left="1.5in" fo:margin-right="0in" fo:text-indent="0.5in" style:auto-text-indent="false"/>
    </style:style>
    <style:style style:name="P78" style:family="paragraph" style:parent-style-name="Standard" style:list-style-name="WWNum3">
      <style:paragraph-properties fo:margin-left="2.5in" fo:margin-right="0in" fo:text-indent="-0.25in" style:auto-text-indent="false"/>
    </style:style>
    <style:style style:name="P79" style:family="paragraph" style:parent-style-name="Standard" style:list-style-name="WWNum4">
      <style:paragraph-properties fo:margin-left="2.5in" fo:margin-right="0in" fo:text-indent="-0.25in" style:auto-text-indent="false"/>
    </style:style>
    <style:style style:name="P80" style:family="paragraph" style:parent-style-name="Standard" style:list-style-name="WWNum4">
      <style:paragraph-properties fo:margin-left="2.5in" fo:margin-right="0in" fo:text-indent="-0.25in" style:auto-text-indent="false"/>
      <style:text-properties style:text-underline-style="none"/>
    </style:style>
    <style:style style:name="P81" style:family="paragraph" style:parent-style-name="Standard" style:list-style-name="WWNum24">
      <style:paragraph-properties fo:margin-left="2.5in" fo:margin-right="0in" fo:text-indent="-0.25in" style:auto-text-indent="false"/>
      <style:text-properties style:text-underline-style="none"/>
    </style:style>
    <style:style style:name="P82" style:family="paragraph" style:parent-style-name="Standard" style:list-style-name="WWNum11">
      <style:paragraph-properties fo:margin-left="2.5in" fo:margin-right="0in" fo:text-indent="-0.25in" style:auto-text-indent="false"/>
    </style:style>
    <style:style style:name="P83" style:family="paragraph" style:parent-style-name="Standard" style:list-style-name="WWNum24">
      <style:paragraph-properties fo:margin-left="2.5in" fo:margin-right="0in" fo:text-indent="-0.25in" style:auto-text-indent="false"/>
    </style:style>
    <style:style style:name="P84" style:family="paragraph" style:parent-style-name="Standard" style:list-style-name="WWNum3">
      <style:paragraph-properties fo:margin-left="3in" fo:margin-right="0in" fo:text-indent="-0.25in" style:auto-text-indent="false"/>
    </style:style>
    <style:style style:name="P85" style:family="paragraph" style:parent-style-name="Standard" style:list-style-name="WWNum4">
      <style:paragraph-properties fo:margin-left="3in" fo:margin-right="0in" fo:text-indent="-0.25in" style:auto-text-indent="false"/>
    </style:style>
    <style:style style:name="P86" style:family="paragraph" style:parent-style-name="Standard" style:list-style-name="WWNum4">
      <style:paragraph-properties fo:margin-left="3in" fo:margin-right="0in" fo:text-indent="-0.25in" style:auto-text-indent="false"/>
      <style:text-properties style:text-underline-style="none"/>
    </style:style>
    <style:style style:name="P87" style:family="paragraph" style:parent-style-name="Standard" style:list-style-name="WWNum3">
      <style:paragraph-properties fo:margin-left="3.5in" fo:margin-right="0in" fo:text-indent="-0.25in" style:auto-text-indent="false"/>
    </style:style>
    <style:style style:name="P88" style:family="paragraph" style:parent-style-name="Standard" style:list-style-name="WWNum3">
      <style:paragraph-properties fo:margin-left="4in" fo:margin-right="0in" fo:text-indent="-0.25in" style:auto-text-indent="false"/>
    </style:style>
    <style:style style:name="P89" style:family="paragraph" style:parent-style-name="Standard">
      <style:paragraph-properties fo:margin-left="0.4165in" fo:margin-right="0in" fo:text-indent="0in" style:auto-text-indent="false"/>
    </style:style>
    <style:style style:name="P90" style:family="paragraph" style:parent-style-name="Standard">
      <style:paragraph-properties fo:margin-left="0.4165in" fo:margin-right="0in" fo:text-indent="0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91" style:family="paragraph" style:parent-style-name="Standard">
      <style:paragraph-properties fo:margin-left="0in" fo:margin-right="0in" fo:text-indent="0.5in" style:auto-text-indent="false"/>
    </style:style>
    <style:style style:name="P92" style:family="paragraph" style:parent-style-name="Heading_20_1">
      <style:paragraph-properties fo:margin-left="0in" fo:margin-right="0in" fo:text-indent="0in" style:auto-text-indent="false"/>
      <style:text-properties fo:font-weight="bold" style:font-weight-asian="bold"/>
    </style:style>
    <style:style style:name="P93" style:family="paragraph" style:parent-style-name="Title">
      <style:paragraph-properties fo:break-before="page"/>
    </style:style>
    <style:style style:name="P94" style:family="paragraph" style:parent-style-name="Title" style:master-page-name="Standard">
      <style:paragraph-properties style:page-number="1"/>
    </style:style>
    <style:style style:name="P95" style:family="paragraph" style:parent-style-name="Heading_20_2">
      <style:paragraph-properties fo:margin-left="0.5in" fo:margin-right="0in" fo:text-indent="0in" style:auto-text-indent="false"/>
    </style:style>
    <style:style style:name="P96" style:family="paragraph" style:parent-style-name="Heading_20_2">
      <style:paragraph-properties fo:margin-left="1in" fo:margin-right="0in" fo:text-indent="0in" style:auto-text-indent="false"/>
    </style:style>
    <style:style style:name="P97" style:family="paragraph" style:parent-style-name="Heading_20_2">
      <style:paragraph-properties fo:margin-left="1.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0000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ff0000" fo:font-style="italic" style:font-style-asian="italic"/>
    </style:style>
    <style:style style:name="T6" style:family="text">
      <style:text-properties fo:color="#ff0000" style:text-underline-style="none"/>
    </style:style>
    <style:style style:name="T7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8" style:family="text">
      <style:text-properties style:font-name="Courier New" style:font-name-asian="Courier New1" style:font-name-complex="Courier New1"/>
    </style:style>
    <style:style style:name="T9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fo:color="#0000ff" fo:font-style="italic" style:font-style-asian="italic"/>
    </style:style>
    <style:style style:name="T18" style:family="text">
      <style:text-properties fo:color="#666666" fo:font-style="italic" style:font-style-asian="italic"/>
    </style:style>
    <style:style style:name="T19" style:family="text">
      <style:text-properties fo:color="#666666" fo:font-style="italic" fo:font-weight="bold" style:font-style-asian="italic" style:font-weight-asian="bold"/>
    </style:style>
    <style:style style:name="T20" style:family="text">
      <style:text-properties fo:color="#666666" fo:font-style="italic" style:text-underline-style="none" style:font-style-asian="italic"/>
    </style:style>
    <style:style style:name="T2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text:bookmark text:name="_l3nm4ay57pua"/>Science Reduction</text:p>
      <text:p text:style-name="Standard"/>
      <text:p text:style-name="Heading_20_1"><text:bookmark text:name="_sf08wnhsnaog"/><text:span text:style-name="T1">Pre-setup</text:span> </text:p>
      <text:p text:style-name="Standard">(if everything copied, then this only need to be done once), scattered notes here. Next sections are more organized.</text:p>
      <text:p text:style-name="Standard"/>
      <text:p text:style-name="P2">copy rsetups</text:p>
      <text:p text:style-name="P2">(need a “sciscripts” vs “calscripts” but otherwise like the reductions)</text:p>
      <text:p text:style-name="P2"/>
      <text:p text:style-name="P2">original (Karl) directory for scripts: /work/00115/gebhardt/scripts/sciscripts</text:p>
      <text:p text:style-name="P2"/>
      <text:p text:style-name="P2">copy /work/03261/polonius/hetdex/science_reductions/sciscripts to /scratch/03261/polonius/science_reductions/</text:p>
      <text:p text:style-name="P2"/>
      <text:p text:style-name="P2"><text:span text:style-name="T3">what is under /scratch/00115/gebhardt/detect <text:s text:c="2"/>folder?</text:span></text:p>
      <text:p text:style-name="P2"/>
      <text:p text:style-name="Standard">&gt;&gt; (rstep1) rt1s_1.run <text:s text:c="2"/>just has “This is a filler line.””</text:p>
      <text:p text:style-name="Standard">checking on 202308, which was already done for Karl, there are lines like:</text:p>
      <text:p text:style-name="P2"><text:span text:style-name="T8">run1s 20230806 008 exp01 202308;run1s 20230806 008 exp02 202308;run1s 20230806 008 exp03 202308</text:span></text:p>
      <text:p text:style-name="Standard">… so, there is something that needs to happen BEFORE rstep1</text:p>
      <text:p text:style-name="Standard"/>
      <text:p text:style-name="Standard"/>
      <text:p text:style-name="Standard"><text:soft-page-break/>/work/00115/gebhardt/maverick/gettar/dex.all <text:s text:c="2"/>feeds “hdr4.use”<text:line-break/>dex.all has all hetdex shots (i.e. excludes parallel science shots) that have been processed?<text:line-break/>then hdr4.use is in rsetups … <text:line-break/>if remove the awk line, it will grab ALL shots forever and attempt to reduce everything</text:p>
      <text:p text:style-name="Standard"/>
      <text:p text:style-name="Standard">cat /work/00115/gebhardt/maverick/gettar/dex.all | awk '{print $1, $2'} &gt; hdrX.use</text:p>
      <text:p text:style-name="Standard"/>
      <text:p text:style-name="Standard"><text:span text:style-name="T3">? just one step? … need to copy somewhere after (to /scratch/projects and to corral ?)</text:span></text:p>
      <text:p text:style-name="Standard"/>
      <text:p text:style-name="Standard">view: ds9 -multiframe ???.fits</text:p>
      <text:p text:style-name="Standard"/>
      <text:p text:style-name="Standard">—-------</text:p>
      <text:p text:style-name="Standard"/>
      <text:p text:style-name="Standard">run1s, last line</text:p>
      <text:p text:style-name="Standard">(fix runtar to point to me) #done in local</text:p>
      <text:p text:style-name="Standard"/>
      <text:p text:style-name="Standard">fix run1s, run2s, <text:s/>to point to me for scriptdir= <text:s text:c="2"/>(about ⅔ down)</text:p>
      <text:p text:style-name="Standard">scriptdir="/scratch/03261/polonius/science_reductions/sciscripts/"</text:p>
      <text:p text:style-name="Standard"/>
      <text:p text:style-name="Standard">fix runtar to point to me (red1 directory)</text:p>
      <text:p text:style-name="Standard">fix rerun2</text:p>
      <text:p text:style-name="Standard">fix rback_fix (3 lines)</text:p>
      <text:p text:style-name="Standard">&gt;&gt; not sure about rback and rback1_s: <text:s/>references a lib_calib/tarlists directory that I do not have with </text:p>
      <text:p text:style-name="Standard"/>
      <text:p text:style-name="Standard"><text:soft-page-break/>fix taremc (from erin? emc <text:s/>= erin mentuch-cooper). not sure about its use or the edits but changed to point to /scratch (instead of data) and to point to me</text:p>
      <text:p text:style-name="Standard"/>
      <text:p text:style-name="Standard"/>
      <text:p text:style-name="Standard">Using entered slurm job time: 02:00:00</text:p>
      <text:p text:style-name="Standard">Splitting rt1s with 207 lines into separate -n 80 task calls with 3 commands per line</text:p>
      <text:p text:style-name="Standard">Compressed rt1s in 3 commands per line. Job file is now 69 lines long</text:p>
      <text:p text:style-name="Standard"/>
      <text:p text:style-name="Standard"/>
      <text:p text:style-name="Heading_20_1"><text:bookmark text:name="_l3jwqgwppqfm"/>Science Reduction Execution:<text:line-break/><text:span text:style-name="T10">from /scratch/03261/polonius/science_reductions/</text:span></text:p>
      <text:list xml:id="list4168264506" text:style-name="WWNum20">
        <text:list-item>
          <text:p text:style-name="P5">make sure the <text:span text:style-name="T1">calibrations </text:span>(see other document) are already done and have been reviewed and updated as needed<text:line-break/></text:p>
        </text:list-item>
        <text:list-item>
          <text:p text:style-name="P5"><text:span text:style-name="T3">make sure </text:span><text:span text:style-name="T4">hdrX.use</text:span><text:span text:style-name="T3"> </text:span>is up to date for the YYYYMM you want to run</text:p>
          <text:list>
            <text:list-item>
              <text:p text:style-name="P25">if not, use <text:span text:style-name="T1">sciscripts</text:span>/<text:span text:style-name="T1">make_hdrX.use</text:span> to create a new <text:s/>one</text:p>
              <text:list>
                <text:list-item>
                  <text:p text:style-name="P43">e.g.: from /scratch/03261/polonius/science_reductions <text:line-break/><text:span text:style-name="T4">run: <text:s text:c="2"/>sciscripts/make_hdrX.use &gt; hdrX.use</text:span></text:p>
                </text:list-item>
              </text:list>
            </text:list-item>
            <text:list-item>
              <text:p text:style-name="P25">if still not up to date, Karl may need to update his /work/00115/gebhardt/maverick/gettar/dex.all<text:line-break/></text:p>
            </text:list-item>
          </text:list>
        </text:list-item>
      </text:list>
      <text:p text:style-name="P55">“I put it in: /work/00115/gebhardt/maverick/gettar<text:line-break/><text:tab/>And in there, it is just two scripts, rgetdex and rgetdex2”</text:p>
      <text:p text:style-name="P55"/>
      <text:list xml:id="list63335955340784" text:continue-numbering="true" text:style-name="WWNum20">
        <text:list-item>
          <text:p text:style-name="P5">run: &gt; <text:span text:style-name="T3"><text:s/></text:span><text:span text:style-name="T4">rsetups &lt;YYYYMM&gt;</text:span><text:line-break/>this takes a few minutes and produces a folder sci&lt;YYYYMM&gt;<text:line-break/></text:p>
        </text:list-item>
        <text:list-item>
          <text:p text:style-name="P5">cd to the new sci&lt;YYYYMM&gt; and run: &gt; rstep1</text:p>
          <text:list>
            <text:list-item>
              <text:p text:style-name="P25">note: there is USUALLY just one slurm (rt1s_1.slurm) but if there were a lot of observations, there may be a second (rt1s_2.slurm). In any case, rstep1 queues them all (as separate jobs as needed)</text:p>
            </text:list-item>
            <text:list-item>
              <text:p text:style-name="P25">NOTE: if get warning that .tar file does not exist (i.e. <text:line-break/>“cp: cannot stat '/work/03946/hetdex/maverick/20220130/virus/virus0000027.tar': No such file or directory<text:line-break/>not tarred yet<text:line-break/>cp: cannot stat '/work/03946/hetdex/maverick/20220130/virus/virus0000027/exp01/virus/20220130T100228.7_013LL_sci.fits': No such file or directory<text:line-break/>./rbfits: line 14: ~gebhardt/bin/vred: No such file or directory<text:line-break/>!!! BAD !!! 127 := vred out ::: 20220130/virus/virus0000027/exp01/virus/20220130T100228.7_013LL_sci.fits, 1, 412_LL<text:line-break/>mv: cannot stat 'multi*fits': No such file or directory”<text:line-break/></text:p>
            </text:list-item>
          </text:list>
        </text:list-item>
      </text:list>
      <text:p text:style-name="P56">-or-<text:line-break/><text:line-break/>“Cannot find shot tar file, ${date}/virus/virus0000${shot}.tar under /work/03946/hetdex/maverick or /scratch/03261/polonius”</text:p>
      <text:p text:style-name="P58"><text:soft-page-break/></text:p>
      <text:p text:style-name="P60">THEN: goto /corral-repl/utexas/Hobby-Eberly-Telesco/het_raw and copy the corresponding &lt;YYYYMMDD&gt;.tar to /scratch/03261/polonius/het_raw <text:s/>and extract it. You want just the /virus sub-dir. The files are large (~ 100GB).<text:line-break/><text:line-break/>* <text:span text:style-name="T1">FOR A SINGLE SHOT</text:span>: get an idev and run: </text:p>
      <text:p text:style-name="P60">run1s &lt;YYYYMMDD&gt; &lt;shot&gt; exp01 &lt;YYYYMM&gt;</text:p>
      <text:p text:style-name="P60">run1s &lt;YYYYMMDD&gt; &lt;shot&gt; exp02 &lt;YYYYMM&gt;</text:p>
      <text:p text:style-name="P60">run1s &lt;YYYYMMDD&gt; &lt;shot&gt; exp03 &lt;YYYYMM&gt;</text:p>
      <text:p text:style-name="P60">e.g. run1s 20220129 020 exp01 202201</text:p>
      <text:p text:style-name="P60"/>
      <text:p text:style-name="P60"/>
      <text:p text:style-name="P60"/>
      <text:list xml:id="list63336998583438" text:continue-numbering="true" text:style-name="WWNum20">
        <text:list-item>
          <text:p text:style-name="P5"><text:span text:style-name="T4">check the HETDEX.oXXX output file for “!!! bad !!!” or “backtrace”<text:line-break/>try running check_ofile &lt;HETDEX.oXXX&gt;</text:span></text:p>
          <text:list>
            <text:list-item>
              <text:p text:style-name="P25">any found should also identify which IFU+Amp was causing the problem</text:p>
            </text:list-item>
            <text:list-item>
              <text:p text:style-name="P25">replace that IFU+Amp calibration from a prior month and re-run*</text:p>
              <text:list>
                <text:list-item>
                  <text:p text:style-name="P43">* at some point it would be good to avoid re-running everything and just target those IFU+Amp(s) that were replaced, but at this time, the code is not organized in such a way to make that straightforward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><text:span text:style-name="T13">Science Reduction Output Checking:</text:span></text:p>
      <text:p text:style-name="Standard">Check the notebook (local machine, DG5) notebooks/calibrations/check_red1.ipynb</text:p>
      <text:p text:style-name="Standard"/>
      <text:list xml:id="list4201457469" text:style-name="WWNum19">
        <text:list-item>
          <text:p text:style-name="P6">there are cells to make sure</text:p>
          <text:list>
            <text:list-item>
              <text:p text:style-name="P26">all shots listed were reduced</text:p>
            </text:list-item>
            <text:list-item>
              <text:p text:style-name="P26"><text:soft-page-break/>identify all or unexpected </text:p>
              <text:list>
                <text:list-item>
                  <text:p text:style-name="P44">missing IFU+Amp multi fits</text:p>
                </text:list-item>
                <text:list-item>
                  <text:p text:style-name="P44">those with zero or near zero (low stddev) science frames</text:p>
                  <text:list>
                    <text:list-item>
                      <text:p text:style-name="P61">zero valued science frames may indicate an amp or controller problem</text:p>
                    </text:list-item>
                    <text:list-item>
                      <text:p text:style-name="P61">low stddev frames may be a bias frame where a science frame should b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to check ALL science or twilight frames for zero or low std. data, run this on TACC</text:p>
          <text:list>
            <text:list-item>
              <text:p text:style-name="P26">open an idev -queues vm-small -t 2:00:00 (or idev -p vm-small -t 2:00:00)</text:p>
            </text:list-item>
            <text:list-item>
              <text:p text:style-name="P26">edit /work/03261/polonius/hetdex/calibrations/analysis/check_sci_status.py<text:line-break/>-OR - check_twi_status.py<text:line-break/>(NOTICE: this python is under calibrations/analysis not science_reductions)</text:p>
              <text:list>
                <text:list-item>
                  <text:p text:style-name="P44">near the bottom can specify the YYYYMM to check</text:p>
                </text:list-item>
                <text:list-item>
                  <text:p text:style-name="P44">depending on the number of shots and science or twilight frames, 2 hours may not be enough and you may want to break up into fewer months<text:line-break/>(one month can be 15min to 1 hour, depending on the number of shots)</text:p>
                </text:list-item>
                <text:list-item>
                  <text:p text:style-name="P44">this produces ifu_amp_sci_status.dat (or ifu_amp_twi_status.dat) that can then be checked in the check_red1.ipynb notebook near the bottom</text:p>
                  <text:list>
                    <text:list-item>
                      <text:p text:style-name="P61">can report on those IFU+Amps with large fraction of shots having “bad” frame data (e.g. all zero frames or bias frames instead of science frame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/>
        </text:list-item>
      </text:list>
      <text:p text:style-name="Standard"/>
      <text:p text:style-name="Standard"/>
      <text:p text:style-name="Standard"/>
      <text:p text:style-name="Heading_20_1"><text:bookmark text:name="_ba2u7lpxmbp6"/>Post Reduction Copy?</text:p>
      <text:list xml:id="list1434755036" text:style-name="WWNum23">
        <text:list-item>
          <text:p text:style-name="P8">?? Copy local scratch red1 over to /scratch/projects/hetdex/??</text:p>
        </text:list-item>
      </text:list>
      <text:p text:style-name="Standard"/>
      <text:p text:style-name="Standard">—--------</text:p>
      <text:p text:style-name="Standard"/>
      <text:p text:style-name="Heading_20_1"><text:bookmark text:name="_361lp7eu2h8"/><text:soft-page-break/>VDRP (Astrometry) !! – search down several pages for “<text:span text:style-name="T1">VDRP (vdrp_astrom) Run</text:span>:” and start there</text:p>
      <text:p text:style-name="Standard"/>
      <text:p text:style-name="P95"><text:bookmark text:name="_vgjntezb8dgu"/>Initial Install</text:p>
      <text:p text:style-name="P2"/>
      <text:p text:style-name="P56">See if can get it installed</text:p>
      <text:p text:style-name="P56"/>
      <text:p text:style-name="P56">(something with mrot)</text:p>
      <text:p text:style-name="P56"/>
      <text:p text:style-name="P56">python for matchpng? … see if get into vdrp <text:s/>(Erin may know)</text:p>
      <text:p text:style-name="P56"><text:tab/>want to add the python to the vdrp package (buried in some script that runs vdrp in Karl’s code)</text:p>
      <text:p text:style-name="P56"/>
      <text:p text:style-name="P56">call to vdrp in gettar directory (search and see)</text:p>
      <text:p text:style-name="P56"/>
      <text:p text:style-name="P56">From <text:span text:style-name="T14">Erin</text:span>:</text:p>
      <text:p text:style-name="P56"><text:span text:style-name="T1">git clone https://github.com/HETDEX/vdrp.git</text:span></text:p>
      <text:p text:style-name="P56"><text:span text:style-name="T1">cd vdrp; pip install —e ./</text:span></text:p>
      <text:p text:style-name="P56"><text:span text:style-name="T1">Note: the current compiler does not build imrot correctly even though there is no change in the fortran code. I had to copy over the imrot executable from Karl:</text:span></text:p>
      <text:p text:style-name="P56"><text:span text:style-name="T1">cp ~gebhardt/bin/imrot vdrp/src/vdrp/bin</text:span></text:p>
      <text:p text:style-name="P56"><text:span text:style-name="T1">Might be fixed in makefile by removing -lm</text:span></text:p>
      <text:p text:style-name="P56"/>
      <text:p text:style-name="P56"/>
      <text:p text:style-name="P56"><text:soft-page-break/>Should also get shuffle/hetdexshuffle from karl’s /work and install (per instructions in readme)</text:p>
      <text:p text:style-name="P56"/>
      <text:p text:style-name="P56">vdrp then</text:p>
      <text:p text:style-name="P56">flux calibration (as func of wave) then </text:p>
      <text:p text:style-name="P56">ffsky fitting then </text:p>
      <text:p text:style-name="P56">line detection</text:p>
      <text:p text:style-name="P96"><text:bookmark text:name="_fqwoi9vkog8y"/>Install Issues?? Should be under GitHub</text:p>
      <text:list xml:id="list422083770" text:style-name="WWNum10">
        <text:list-item>
          <text:p text:style-name="P45">- installed with config, etc copied over and updated for my paths from:</text:p>
          <text:list>
            <text:list-item>
              <text:p text:style-name="P62">/work/00115/gebhardt/maverick/vdrp</text:p>
            </text:list-item>
          </text:list>
        </text:list-item>
        <text:list-item>
          <text:p text:style-name="P45">seems to run_shifts.sh from</text:p>
          <text:list>
            <text:list-item>
              <text:p text:style-name="P62">/work/03261/polonius/hetdex/science/sciscripts/vdrp/shifts</text:p>
            </text:list-item>
            <text:list-item>
              <text:p text:style-name="P62">updated the soft link of run_shifts.sh from the install config to be a flat file version from Karl with updated paths</text:p>
            </text:list-item>
            <text:list-item>
              <text:p text:style-name="P63"/>
            </text:list-item>
          </text:list>
        </text:list-item>
        <text:list-item>
          <text:p text:style-name="P45">Make sure the reductions path is set correctly for me in:</text:p>
          <text:list>
            <text:list-item>
              <text:p text:style-name="P62">/work/03261/polonius/hetdex/science/sciscripts/vdrp/vdrp.config<text:line-break/>(there is another under /vdrp/vdrp/vdrp.config that should match)</text:p>
            </text:list-item>
          </text:list>
        </text:list-item>
        <text:list-item>
          <text:p text:style-name="P45">call seems to be:</text:p>
          <text:list>
            <text:list-item>
              <text:p text:style-name="P62">run_shifts.sh &lt;YYYYMMDD&gt; &lt;shotID&gt; &lt;RA&gt; &lt;DEC&gt; &lt;track?&gt;<text:line-break/>e.g. run_shifts.sh 20190630 013 13.573439 51.905986 1<text:line-break/>assume track is 0 or 1 for east or west?<text:line-break/>RA, Dec is the rough pointing?<text:line-break/><text:span text:style-name="T3">where do I find those??<text:line-break/>-OR-<text:line-break/></text:span>e.g. run_shifts.sh 20190630 013 <text:line-break/>just run_shifts.sh &lt;YYYYMMDD&gt; &lt;shotid&gt; <text:s/>???</text:p>
            </text:list-item>
          </text:list>
        </text:list-item>
      </text:list>
      <text:p text:style-name="P2"/>
      <text:p text:style-name="P2"/>
      <text:p text:style-name="P56">under karl’s gettar <text:s/>(e.g. rta.202312)</text:p>
      <text:p text:style-name="P56">update paths for run_shifts.sh (for debug), runsh2 (for normal) … difference is the logging<text:line-break/>(runsh2 redirects the log output to dev/null)</text:p>
      <text:p text:style-name="P56"><text:soft-page-break/></text:p>
      <text:p text:style-name="P56">SHOULD RUN on <text:span text:style-name="T1">/scratch/03261/polonius/science_reductions/vdrp/shifts</text:span></text:p>
      <text:p text:style-name="P56"/>
      <text:p text:style-name="P56"><text:span text:style-name="T1">need fplane directory </text:span></text:p>
      <text:p text:style-name="P72"><text:span text:style-name="T1">cp from /work/… karl’s / maverick/fplane/fp2023* <text:s text:c="3"/>(do <text:s/>2024 next, when those are ready)</text:span></text:p>
      <text:p text:style-name="P74"/>
      <text:p text:style-name="P57"/>
      <text:p text:style-name="P56"><text:span text:style-name="T1">&gt;&gt; THIS IS NOW encapsulated in some new scripts referenced below</text:span></text:p>
      <text:p text:style-name="P2"/>
      <text:p text:style-name="P56">also copy over the rta.YYYYMM you want to run (and turn into slurm)<text:line-break/> <text:s/>e.g.: cp -r /work/00115/gebhardt/maverick/gettar/rta.202312 .</text:p>
      <text:p text:style-name="P56"/>
      <text:p text:style-name="P56"/>
      <text:p text:style-name="P56"/>
      <text:p text:style-name="P56">run_shifts.sh and runsh2 take 5 inputs (really 6 when duplicating the YYYYMMDD) to the end<text:line-break/>and even 7 if using with the newly updated version that takes GAIA or SDSS as the last param</text:p>
      <text:p text:style-name="P56"/>
      <text:p text:style-name="P56"/>
      <text:p text:style-name="P56">under get the rta.202309 from gettar and run <text:s/>the lines<text:line-break/> <text:s/>need to add the actual date at the end<text:line-break/> (first occurrence is the date for the shot, the last that I add is the fplane night to use)</text:p>
      <text:p text:style-name="P56"/>
      <text:p text:style-name="P56">e.g.: run_shifts.sh 20230904 011 16.154522 47.294861 1 <text:s/>20230904 <text:s text:c="3"/>GAIA<text:line-break/> <text:s text:c="7"/>—------------------------------------------------------------------ <text:s text:c="2"/>&lt;extra bit&gt; &lt;new bit&gt;</text:p>
      <text:p text:style-name="P56">(might edit out warnings from VDRP logging, but not a big deal)<text:line-break/><text:line-break/><text:span text:style-name="T1">&gt;&gt; THIS IS NOW encapsulated in some new scripts referenced below</text:span></text:p>
      <text:p text:style-name="P2"/>
      <text:p text:style-name="P2"><text:soft-page-break/></text:p>
      <text:p text:style-name="P2"/>
      <text:p text:style-name="P95"><text:bookmark text:name="_3m3o9uk8gyl0"/>Old VDRP hacked up notes</text:p>
      <text:p text:style-name="P73"><text:span text:style-name="T1">prepare for jobsplitter </text:span>by adding the focal plane YYYYMMDD and GAIA or SDSS for the whole month</text:p>
      <text:p text:style-name="P73">&gt;&gt; cat rta.202309 | awk '{print $0 , $2 , "GAIA"}' | sed 's/run_shifts.sh/runsh2/g’ &gt; rta.202309.forslurm</text:p>
      <text:p text:style-name="P73"/>
      <text:p text:style-name="P73"><text:span text:style-name="T1">make job(s)</text:span><text:line-break/><text:tab/>(old) #/home1/00115/gebhardt/jobsplitter rta.202309.forslurm <text:s/>$(wc rta.202309.forslurm | awk {print $1+1}') 1 "02:00:00"</text:p>
      <text:p text:style-name="P73"/>
      <text:p text:style-name="P73"><text:tab/>(new) make_astrom_slurm</text:p>
      <text:p text:style-name="P73"/>
      <text:p text:style-name="P73"><text:s/></text:p>
      <text:p text:style-name="P75"/>
      <text:p text:style-name="P73"><text:span text:style-name="T4">This is updated: <text:s/></text:span></text:p>
      <text:p text:style-name="P73"><text:span text:style-name="T4">run: clean_rta YYYYMM<text:line-break/>it will make rta.YYYYMM.dex <text:s/>that just has the HETDEX shots in it for that YYYYMM</text:span></text:p>
      <text:p text:style-name="P76"/>
      <text:p text:style-name="P73"><text:span text:style-name="T4">run: <text:s text:c="2"/>./make_astrom_slurm rta.YYYYMM.dex &lt;GAIA | SDSS&gt;<text:line-break/>it will make rta.YYYYMM.dex.job and .job_1.run and .job_1.slurm</text:span></text:p>
      <text:p text:style-name="P73"><text:span text:style-name="T4">can then sbatch the slurm file</text:span></text:p>
      <text:p text:style-name="P75"/>
      <text:p text:style-name="P73"/>
      <text:p text:style-name="P73"/>
      <text:p text:style-name="P73"/>
      <text:p text:style-name="P73"><text:soft-page-break/>cat all.mch: </text:p>
      <text:p text:style-name="P73"><text:s/>'20230904T024230tot.als <text:s text:c="17"/>' <text:s text:c="3"/>0.0000 <text:s text:c="3"/>0.0000 1.000000000 0.000000000 0.000000000 1.000000000 <text:s text:c="3"/>0.000 <text:s/>0.1540</text:p>
      <text:p text:style-name="P73"><text:s/>'20230904T024940tot.als <text:s text:c="17"/>' <text:s text:c="3"/>1.1533 <text:s text:c="2"/>-0.5882 1.000000000 0.000000000 0.000000000 1.000000000 <text:s text:c="3"/>0.150 <text:s/>0.1347</text:p>
      <text:p text:style-name="P73"><text:s/>'20230904T025648tot.als <text:s text:c="17"/>' <text:s text:c="3"/>1.1437 <text:s text:c="3"/>0.7491 1.000000000 0.000000000 0.000000000 1.000000000 <text:s text:c="3"/>0.063 <text:s/>0.1477</text:p>
      <text:p text:style-name="P73"/>
      <text:p text:style-name="P73">first two columns are computed dither offsets, make sure near (the values at end of ../…/vdrp.config)</text:p>
      <text:p text:style-name="P73"/>
      <text:p text:style-name="P73">(note sometimes RA in hours sometimes in degrees)</text:p>
      <text:p text:style-name="P73"/>
      <text:p text:style-name="P73">xy_exp01.dat <text:s/>(used later to confirm IFU centers, has star catalog and IFU positions)</text:p>
      <text:p text:style-name="P73"><text:s/>&gt;&gt;&gt; todo: add another parameter to specify GAIA vs SDSS</text:p>
      <text:p text:style-name="P73">&gt;&gt;&gt; rather than have to edit</text:p>
      <text:p text:style-name="P73">&gt;&gt;&gt; may save the dithall.use to dithall.GAIA and dithall.SDSS ??? </text:p>
      <text:p text:style-name="P73"/>
      <text:p text:style-name="P73">&gt;&gt;&gt;&gt;&gt; or two directories, one for gaia and one for sdss and keep both</text:p>
      <text:p text:style-name="P73"/>
      <text:p text:style-name="P73"/>
      <text:p text:style-name="P73"/>
      <text:p text:style-name="P73"/>
      <text:p text:style-name="P73">: to run as slurm</text:p>
      <text:p text:style-name="P73"/>
      <text:p text:style-name="P73"><text:soft-page-break/>awk in … add the date to end of each line (use the 2nd column to the end for each line in rta.202309) and send that to jobsplitter to make a slurm</text:p>
      <text:p text:style-name="P73"/>
      <text:p text:style-name="P73"/>
      <text:p text:style-name="P73">most import: <text:s text:c="2"/>dithall.use …. position of every fiber in RA, Dec</text:p>
      <text:list xml:id="list23363072" text:style-name="WWNum7">
        <text:list-item>
          <text:p text:style-name="P65">run with GAIA … edit the ../shuffle.cfg (see a few lines below in this document)</text:p>
        </text:list-item>
      </text:list>
      <text:p text:style-name="P73"/>
      <text:p text:style-name="P73"><text:span text:style-name="T1">copy to /scratch/projects/hetdex/detect/dithall/ </text:span>… remove header line and change name to match <text:s/>(can use rgetdith: <text:s text:c="2"/>first mkdir dithall then call rgetdith 20230904 011)<text:line-break/></text:p>
      <text:p text:style-name="P73"><text:span text:style-name="T1">copy to /corral-repl/utexas/Hobby-Eberly-Telesco/detect/dithall</text:span></text:p>
      <text:p text:style-name="P73"/>
      <text:p text:style-name="P73">then run again with SDSS</text:p>
      <text:p text:style-name="P77">edit shuffle.cfg (up two levels)</text:p>
      <text:p text:style-name="P77">sets the catalog = GAIA <text:line-break/><text:tab/>or catalog = SDSS</text:p>
      <text:p text:style-name="P77">GAIA can be too faint, but that is the default</text:p>
      <text:p text:style-name="P73"/>
      <text:p text:style-name="P74"/>
      <text:p text:style-name="P74"/>
      <text:p text:style-name="P74"/>
      <text:p text:style-name="P97"><text:bookmark text:name="_53gtybwxh4k"/>Test Run 202309 (VDRP)</text:p>
      <text:p text:style-name="P73"><text:line-break/>ran in about 8* (3-4 minutes for normal … this had a bunch of non-HETDEX shots in it) minutes, no reported errors in the .o file BUT</text:p>
      <text:list xml:id="list1062128319" text:style-name="WWNum3">
        <text:list-item>
          <text:p text:style-name="P66">need to update SLURM, fewer nodes and less time (1 node at 128 cores for 2 hours … only needed 8 minutes)</text:p>
        </text:list-item>
        <text:list-item>
          <text:p text:style-name="P66"><text:span text:style-name="T3"><text:s/>multiple subdirectories for shots are empty …. maybe these are not HETDEX shots?? Need to check</text:span></text:p>
          <text:list>
            <text:list-item>
              <text:p text:style-name="P78"><text:soft-page-break/><text:span text:style-name="T3">It appears that these are NOT ALL HETDEX shots, though they are ALL sci shots … so, should we <text:line-break/>(1) not attempt to run astrometry on them -OR-<text:line-break/>(2) what is the alternate procedure? These are not reduced in the science reduction run, but perhaps I </text:span><text:span text:style-name="T5">SHOULD</text:span><text:span text:style-name="T3"> run them all??<text:line-break/></text:span></text:p>
            </text:list-item>
            <text:list-item>
              <text:p text:style-name="P78"><text:span text:style-name="T3">look at job 295 (took 3 seconds)</text:span></text:p>
            </text:list-item>
            <text:list-item>
              <text:p text:style-name="P78"><text:span text:style-name="T3">runsh2 20230923 023 4.851717 2.53332 0 20230923 GAIA</text:span></text:p>
              <text:list>
                <text:list-item>
                  <text:p text:style-name="P84"><text:span text:style-name="T3">exception thrown: no postage stamp images</text:span></text:p>
                </text:list-item>
                <text:list-item>
                  <text:p text:style-name="P84"><text:span text:style-name="T3">there is a date reduced but not a shot 023</text:span></text:p>
                </text:list-item>
                <text:list-item>
                  <text:p text:style-name="P84"><text:span text:style-name="T3">there is a raw science shot for 20230923v023</text:span></text:p>
                  <text:list>
                    <text:list-item>
                      <text:p text:style-name="P87"><text:span text:style-name="T3">only 1 exposure so, not HETDEX</text:span></text:p>
                    </text:list-item>
                  </text:list>
                </text:list-item>
              </text:list>
            </text:list-item>
            <text:list-item>
              <text:p text:style-name="P78"><text:span text:style-name="T3">There are 390 jobs … but how many are real HETDEX observations??</text:span></text:p>
            </text:list-item>
            <text:list-item>
              <text:p text:style-name="P78"><text:span text:style-name="T3">&gt;&gt; remove the non-hetdex detections from the VDRP call &lt;&lt;</text:span></text:p>
              <text:list>
                <text:list-item>
                  <text:p text:style-name="P84"><text:span text:style-name="T3">check vs use hdrx?</text:span></text:p>
                  <text:list>
                    <text:list-item>
                      <text:p text:style-name="P87"><text:span text:style-name="T3">need to check rta.YYYYMM vs hdrX.use</text:span></text:p>
                      <text:list>
                        <text:list-item>
                          <text:p text:style-name="P88"><text:span text:style-name="T3">hdrX.use (cols 1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Find those that failed due to observation failure</text:p>
          <text:list>
            <text:list-item>
              <text:p text:style-name="P78">look through the PNGs for junk … kick out those that are bad</text:p>
              <text:list>
                <text:list-item>
                  <text:p text:style-name="P84">one bad frame or junk or </text:p>
                </text:list-item>
              </text:list>
            </text:list-item>
            <text:list-item>
              <text:p text:style-name="P78">check norm.dat for each of the 3 dithers</text:p>
              <text:list>
                <text:list-item>
                  <text:p text:style-name="P84">a factor of +/0 -0.5 variation would be bad</text:p>
                  <text:list>
                    <text:list-item>
                      <text:p text:style-name="P87">or a zero or nan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p text:style-name="P73"/>
      <text:p text:style-name="P73"/>
      <text:p text:style-name="P97"><text:bookmark text:name="_6tphmhmc71yt"/><text:soft-page-break/><text:span text:style-name="T1">VDRP astrometry post run checks</text:span></text:p>
      <text:list xml:id="list2125775346" text:style-name="WWNum4">
        <text:list-item>
          <text:p text:style-name="P67">check the dither norms:</text:p>
          <text:list>
            <text:list-item>
              <text:p text:style-name="P79">run <text:span text:style-name="T1">check_norms </text:span>from the shifts directory (or in the check_red1 notebook on my laptop, toward the bottom)</text:p>
            </text:list-item>
            <text:list-item>
              <text:p text:style-name="P79">reports shots potentially out of range dither norms</text:p>
            </text:list-item>
            <text:list-item>
              <text:p text:style-name="P79">check for missing file or empty file</text:p>
              <text:list>
                <text:list-item>
                  <text:p text:style-name="P67">check the shout.ifu files</text:p>
                  <text:list>
                    <text:list-item>
                      <text:p text:style-name="P79">run<text:span text:style-name="T1"> check_shout.ifu</text:span></text:p>
                    </text:list-item>
                    <text:list-item>
                      <text:p text:style-name="P80"/>
                    </text:list-item>
                  </text:list>
                </text:list-item>
              </text:list>
            </text:list-item>
          </text:list>
        </text:list-item>
        <text:list-item>
          <text:p text:style-name="P67">examine the 3 pngs for each shot and look for anything wonky</text:p>
          <text:list>
            <text:list-item>
              <text:p text:style-name="P79">large shift from dither to dither</text:p>
            </text:list-item>
            <text:list-item>
              <text:p text:style-name="P79">blank or junky images</text:p>
              <text:list>
                <text:list-item>
                  <text:p text:style-name="P85"><text:span text:style-name="T3">20230910v010 <text:s/>caught by check_norms</text:span></text:p>
                </text:list-item>
                <text:list-item>
                  <text:p text:style-name="P85"><text:span text:style-name="T3">20230911v022 <text:s/>caught by check_norms</text:span></text:p>
                </text:list-item>
                <text:list-item>
                  <text:p text:style-name="P85"><text:span text:style-name="T3">20230924v011 <text:s text:c="2"/>caught by check_norms (nans)</text:span></text:p>
                </text:list-item>
                <text:list-item>
                  <text:p text:style-name="P85"><text:span text:style-name="T3">– none 202310</text:span></text:p>
                </text:list-item>
                <text:list-item>
                  <text:p text:style-name="P85"><text:span text:style-name="T3">– none 202311</text:span></text:p>
                </text:list-item>
                <text:list-item>
                  <text:p text:style-name="P85"><text:span text:style-name="T3">20231212v030 [2.80645884 0.07695272 0.11413913]</text:span></text:p>
                </text:list-item>
                <text:list-item>
                  <text:p text:style-name="P85"><text:span text:style-name="T3">20231213v009 [1.63604802 0.87651963 0.46376341]</text:span></text:p>
                </text:list-item>
                <text:list-item>
                  <text:p text:style-name="P85"><text:span text:style-name="T3">20231213v016 [nan nan nan]</text:span></text:p>
                </text:list-item>
                <text:list-item>
                  <text:p text:style-name="P85"><text:span text:style-name="T3"><text:line-break/>&gt;&gt; remove these from “hdrX.good” ?? … see Karl’s hdr4.good and .new.goo<text:line-break/>&gt;&gt; upshot is they can be removed from further processing</text:span></text:p>
                </text:list-item>
              </text:list>
            </text:list-item>
            <text:list-item>
              <text:p text:style-name="P79">maybe note meteor or satellite trails? (e.g. 20230909v009 (202309090T023744.png), 1st dither?)</text:p>
            </text:list-item>
            <text:list-item>
              <text:p text:style-name="P79"><text:soft-page-break/>maybe bad amp?</text:p>
              <text:list>
                <text:list-item>
                  <text:p text:style-name="P85">20230918T080519 (and next) png? <text:s/>03, 2 bottom</text:p>
                </text:list-item>
                <text:list-item>
                  <text:p text:style-name="P85">ditto 20230918T090643 (same …. 03, 2 bottom) is that 032 ?</text:p>
                </text:list-item>
                <text:list-item>
                  <text:p text:style-name="P85">multiple more times</text:p>
                </text:list-item>
                <text:list-item>
                  <text:p text:style-name="P85">20230920T072900 -upper right</text:p>
                </text:list-item>
                <text:list-item>
                  <text:p text:style-name="P86"/>
                </text:list-item>
              </text:list>
            </text:list-item>
          </text:list>
        </text:list-item>
        <text:list-item>
          <text:p text:style-name="P67">run <text:span text:style-name="T1">make_good_shots </text:span>and manually edit output to remove the bad shots</text:p>
        </text:list-item>
      </text:list>
      <text:p text:style-name="P73"/>
      <text:p text:style-name="P97"><text:bookmark text:name="_por8ltu2qiih"/><text:span text:style-name="T1">VDRP post run update dithall</text:span></text:p>
      <text:p text:style-name="P73">(use: <text:span text:style-name="T1">rgetdith </text:span>to populate local dithall???)</text:p>
      <text:p text:style-name="P73">&gt;&gt; make my OWN … I am not sure about this one</text:p>
      <text:p text:style-name="P73">&gt;&gt; <text:s text:c="2"/>get the dithall.use from each subdirectory (or, maybe each subdir for a specified shot?)<text:line-break/>&gt;&gt; <text:s text:c="2"/>remove the header line </text:p>
      <text:p text:style-name="P73">&gt;&gt; <text:s text:c="2"/>copy the rest to vdrp/shifts/dithall</text:p>
      <text:p text:style-name="P73">&gt;&gt; !!!! note this is what rgetdith DOES but for a single datevshot … want to call for all</text:p>
      <text:p text:style-name="P73"/>
      <text:p text:style-name="P73">most import: <text:s text:c="2"/>dithall.use …. position of every fiber in RA, Dec</text:p>
      <text:list xml:id="list63335559209795" text:continue-list="list23363072" text:style-name="WWNum7">
        <text:list-item>
          <text:p text:style-name="P65">run with GAIA … edit the ../shuffle.cfg (see a few lines below in this document)</text:p>
        </text:list-item>
      </text:list>
      <text:p text:style-name="P73"/>
      <text:p text:style-name="P73"><text:span text:style-name="T1">copy to /scratch/projects/hetdex/detect/dithall/ </text:span>… remove header line and change name to match <text:s/>(can use rgetdith: <text:s text:c="2"/>first mkdir dithll then call rgetdith 20230904 011)</text:p>
      <text:p text:style-name="P73"/>
      <text:p text:style-name="P73"><text:span text:style-name="T1">move dithall to dithall.gaia, then</text:span></text:p>
      <text:p text:style-name="P74"><text:soft-page-break/></text:p>
      <text:p text:style-name="P74"/>
      <text:p text:style-name="P73"><text:span text:style-name="T1">(OLD)</text:span></text:p>
      <text:p text:style-name="P73">then run again with SDSS</text:p>
      <text:p text:style-name="P77">edit shuffle.cfg (up two levels)</text:p>
      <text:p text:style-name="P77">sets the catalog = GAIA <text:line-break/><text:tab/>or catalog = SDSS</text:p>
      <text:p text:style-name="P77">GAIA can be too faint, but that is the default</text:p>
      <text:p text:style-name="P77">FYI, GAIA astrom is better, SDSS flux calibration is better</text:p>
      <text:p text:style-name="P77"/>
      <text:p text:style-name="P77"><text:span text:style-name="T3">todo:</text:span></text:p>
      <text:p text:style-name="P73"><text:span text:style-name="T3">&gt;&gt; change vdrp to output to dithall.sdss or dithall.gaia (not directly to just dithall)</text:span></text:p>
      <text:p text:style-name="P73"><text:span text:style-name="T3">&gt;&gt; dithall should be for gaia, but rest is sdss</text:span></text:p>
      <text:p text:style-name="P73"><text:span text:style-name="T3">&gt;&gt; norm.dat should be from sdss</text:span></text:p>
      <text:p text:style-name="P73"><text:span text:style-name="T3">&gt;&gt; shout.ifustars needs to be from SDSS</text:span></text:p>
      <text:p text:style-name="P2"/>
      <text:p text:style-name="Heading_20_1"><text:bookmark text:name="_8m6xoxldlpt3"/><text:span text:style-name="T1">VDRP (vdrp_astrom) Run</text:span>:</text:p>
      <text:p text:style-name="Standard">(/scratch/03261/polonius/science_reductions/vdrp/shifts)</text:p>
      <text:p text:style-name="Standard"/>
      <text:p text:style-name="Standard">Assumes already installed.</text:p>
      <text:p text:style-name="Standard"><text:span text:style-name="T15">May </text:span>(but probably not necessary) <text:span text:style-name="T15"><text:s/></text:span>want to clean out older runs? the various dithall, dithall.xxx directories and the per-shot directories (but probably not necessary)</text:p>
      <text:p text:style-name="Standard"/>
      <text:p text:style-name="Standard"><text:soft-page-break/>You may need to copy over scripts from : /work/03261/polonius/hetdex/science_reductions/vdrp/shifts</text:p>
      <text:p text:style-name="P59"/>
      <text:list xml:id="list1673643932" text:style-name="WWNum2">
        <text:list-item>
          <text:p text:style-name="P9"><text:span text:style-name="T4">!!</text:span> make sure <text:span text:style-name="T1">/scratch/03261/polonius/science_reductions/vdrp/fplane</text:span> is up to date</text:p>
          <text:list>
            <text:list-item>
              <text:p text:style-name="P27">copy from /work/00115/gebhardt/maverick/fplane/fp2023*<text:span text:style-name="T1"> </text:span></text:p>
            </text:list-item>
            <text:list-item>
              <text:p text:style-name="P27"><text:span text:style-name="T1"><text:s text:c="3"/>(do <text:s/>2024 next, when those are ready)</text:span></text:p>
            </text:list-item>
          </text:list>
        </text:list-item>
        <text:list-item>
          <text:p text:style-name="P9">working under /scratch/03261/polonius/science_reductions/vdrp/shifts, <text:line-break/><text:span text:style-name="T1">copy </text:span>over the <text:span text:style-name="T1">rta.YYYYMM</text:span> you want to run<text:line-break/> e.g.:<text:span text:style-name="T1"> cp -r /work/00115/gebhardt/maverick/gettar/rta.</text:span>202312 .</text:p>
          <text:list>
            <text:list-item>
              <text:p text:style-name="P27">NOTE this has all shots in it, not just HETDEX shots</text:p>
            </text:list-item>
          </text:list>
        </text:list-item>
      </text:list>
      <text:p text:style-name="P58"/>
      <text:p text:style-name="P58"><text:tab/>** FOR A SINGLE SHOT, find the line you want and add to the end the YYYYMM and which catalog (GAIA, SDSS, PANSTARRS)</text:p>
      <text:p text:style-name="P58"><text:tab/>e.g. run_shifts.sh 20220104 025 12.8718 49.650742 0 <text:s text:c="3"/><text:line-break/> <text:s text:c="11"/>to: <text:s/>run_shifts.sh 20220104 025 12.8718 49.650742 0 202201 GAIA</text:p>
      <text:list xml:id="list63336958125282" text:continue-numbering="true" text:style-name="WWNum2">
        <text:list-item>
          <text:p text:style-name="P9">run <text:span text:style-name="T1">clean_rta </text:span>YYYYMM</text:p>
          <text:list>
            <text:list-item>
              <text:p text:style-name="P27">this will reduce the rta.YYYYMM to just HETDEX shots and make rta.YYYYMM.dex</text:p>
            </text:list-item>
          </text:list>
        </text:list-item>
        <text:list-item>
          <text:p text:style-name="P9">run <text:span text:style-name="T1">make_astrom_slurm </text:span>rta.YYYYMM.dex GAIA</text:p>
          <text:list>
            <text:list-item>
              <text:p text:style-name="P27">this will produce a job_1.run file and job_1.slurm file</text:p>
            </text:list-item>
            <text:list-item>
              <text:p text:style-name="P27">each line calls runsh2 (which is a variant of run_shifts.sh)</text:p>
            </text:list-item>
          </text:list>
        </text:list-item>
        <text:list-item>
          <text:p text:style-name="P9">(you can edit the slurm file to change the nodes, time, etc if you need)</text:p>
        </text:list-item>
        <text:list-item>
          <text:p text:style-name="P9">sbatch the slurm file</text:p>
          <text:list>
            <text:list-item>
              <text:p text:style-name="P27">it will produce a directory for each shot with various outputs in it</text:p>
            </text:list-item>
            <text:list-item>
              <text:p text:style-name="P27">you will be interested mostly in the .png files, dithall.use, and norm.dat which will be handled a bit later</text:p>
            </text:list-item>
          </text:list>
        </text:list-item>
      </text:list>
      <text:p text:style-name="P2"><text:line-break/>Once the slurm is done (short run … just a few minute)</text:p>
      <text:list xml:id="list3750063230" text:style-name="WWNum13">
        <text:list-item>
          <text:p text:style-name="P10">check the dither norms:</text:p>
          <text:list>
            <text:list-item>
              <text:p text:style-name="P28"><text:soft-page-break/>run <text:span text:style-name="T1">check_norms YYYYMM </text:span>from the shifts directory</text:p>
              <text:list>
                <text:list-item>
                  <text:p text:style-name="P46">reports shots potentially out of range dither norms</text:p>
                </text:list-item>
                <text:list-item>
                  <text:p text:style-name="P46">checks for missing file or empty file</text:p>
                </text:list-item>
              </text:list>
            </text:list-item>
          </text:list>
        </text:list-item>
        <text:list-item>
          <text:p text:style-name="P10">check that shout.ifu are populated (maybe this is only for SDSS??)</text:p>
          <text:list>
            <text:list-item>
              <text:p text:style-name="P28">run <text:span text:style-name="T1">check_shout.ifu &lt;YYYYMM&gt; </text:span></text:p>
            </text:list-item>
            <text:list-item>
              <text:p text:style-name="P28">NOTE SDSS in particular can die or block if too many webservices calls,<text:line-break/>if some are empty or you have failures later, may try re-running just those shots that failed as they may work on a second attempt</text:p>
            </text:list-item>
          </text:list>
        </text:list-item>
        <text:list-item>
          <text:p text:style-name="P10">examine the 3 pngs for each shot and look for anything wonky</text:p>
          <text:list>
            <text:list-item>
              <text:p text:style-name="P28">eog &lt;YYYYMM*v???&gt;/*.png</text:p>
            </text:list-item>
            <text:list-item>
              <text:p text:style-name="P28">large position shift from dither to dither (should also be caught by check_norms)</text:p>
            </text:list-item>
            <text:list-item>
              <text:p text:style-name="P28">big shift in size/blooming/brightness of stars in one of the dithers</text:p>
            </text:list-item>
            <text:list-item>
              <text:p text:style-name="P28">blank or junky images (should also be caught by check_norms)</text:p>
            </text:list-item>
            <text:list-item>
              <text:p text:style-name="P28">!! note: have occasionally found that eog puts one dither png in the wrong order or misses one or more so sometimes you only see one or two of the 3 dithers for a shot. This is jarring when looking through them, so just go back to the command line and load the 3 for that shot in another eog window to check them.</text:p>
            </text:list-item>
            <text:list-item>
              <text:p text:style-name="P29"/>
            </text:list-item>
          </text:list>
        </text:list-item>
        <text:list-item>
          <text:p text:style-name="P10">run <text:span text:style-name="T1">make_good_shots &lt;YYYYMM&gt;</text:span></text:p>
          <text:list>
            <text:list-item>
              <text:p text:style-name="P28">this makes YYYYMM.good</text:p>
            </text:list-item>
            <text:list-item>
              <text:p text:style-name="P28"><text:span text:style-name="T3">manually edit *.good</text:span> to remove the bad shots you identified in the above steps</text:p>
            </text:list-item>
            <text:list-item>
              <text:p text:style-name="P28">&gt;&gt; should edit /work/03261/polonius/hetdex/science_reductions/bad.shots with the removed shots</text:p>
            </text:list-item>
          </text:list>
        </text:list-item>
        <text:list-item>
          <text:p text:style-name="P10">run <text:span text:style-name="T1">cp2dithall </text:span>YYYYMM</text:p>
          <text:list>
            <text:list-item>
              <text:p text:style-name="P28">this copies all the dithall.use files from the shot directories to dithall directory and strips off the top header row</text:p>
              <text:list>
                <text:list-item>
                  <text:p text:style-name="P46">basically wrapped feeders to “<text:span text:style-name="T1">rgetdith</text:span> YYYYMMDD SSS “</text:p>
                </text:list-item>
              </text:list>
            </text:list-item>
            <text:list-item>
              <text:p text:style-name="P28">NOTICE: you can get failures (no dithall.use). Check that any such failures belong to the shots with the bad dither norms (see a few steps back). If so, you can ignore those. For any others, investigate …</text:p>
            </text:list-item>
          </text:list>
        </text:list-item>
        <text:list-item>
          <text:p text:style-name="P10"><text:soft-page-break/><text:span text:style-name="T1">copy </text:span>the <text:span text:style-name="T16">NEW </text:span>files under dithall to<text:span text:style-name="T1"> </text:span><text:span text:style-name="T4">/scratch/projects/hetdex/detect/dithall <text:s/>AND /corral-repl/utexas/Hobby-Eberly-Telesco/detect/dithall </text:span><text:tab/>(these are from GAIA)</text:p>
        </text:list-item>
        <text:list-item>
          <text:p text:style-name="P10">AND <text:span text:style-name="T1">copy </text:span>these <text:span text:style-name="T1">new </text:span>YYYMMMDDvSSS.dithall from <text:span text:style-name="T1">dithall </text:span>to <text:span text:style-name="T1">dithall.gaia</text:span></text:p>
        </text:list-item>
        <text:list-item>
          <text:p text:style-name="P10"><text:span text:style-name="T1">move </text:span>all datevshot <text:span text:style-name="T14">subdirs</text:span> for GAIA …. needed for Erin’s ingestion … </text:p>
          <text:list>
            <text:list-item>
              <text:p text:style-name="P28">e.g.from ../vdrp/shifts <text:s text:c="2"/><text:span text:style-name="T1">mv <text:s/>&lt;YYYYMM&gt;??v??? gaia</text:span></text:p>
            </text:list-item>
          </text:list>
        </text:list-item>
      </text:list>
      <text:p text:style-name="P2"><text:span text:style-name="T1"><text:line-break/>NOW we will re-run with SDSS as that is what everything else wants:<text:line-break/></text:span>(GAIA astrometry is better, but SDSS is better for flux calibration, which will be the next big step AFTER VDRP astrom)<text:span text:style-name="T1"><text:line-break/></text:span></text:p>
      <text:list xml:id="list63336077625697" text:continue-numbering="true" text:style-name="WWNum13">
        <text:list-item>
          <text:p text:style-name="P10">EDIT the *job_1.run file and change GAIA to SDSS</text:p>
          <text:list>
            <text:list-item>
              <text:p text:style-name="P28">OR you can re-run <text:s/><text:span text:style-name="T1">make_astrom_slurm </text:span>rta.YYYYMM.dex SDSS</text:p>
              <text:list>
                <text:list-item>
                  <text:p text:style-name="P46">(note the SDSS instead of GAIA)</text:p>
                </text:list-item>
              </text:list>
            </text:list-item>
          </text:list>
        </text:list-item>
        <text:list-item>
          <text:p text:style-name="P10">sbatch the new or updated job_1.slurm file(s)<text:line-break/><text:line-break/>Once the slurm is done<text:line-break/></text:p>
        </text:list-item>
        <text:list-item>
          <text:p text:style-name="P10">you can repeat the checks, though I expect the bad shots to still be bad</text:p>
        </text:list-item>
        <text:list-item>
          <text:p text:style-name="P10">check that shout.ifu are present and populated (maybe this is only for SDSS??)</text:p>
          <text:list>
            <text:list-item>
              <text:p text:style-name="P28">run <text:span text:style-name="T1">check_shout.ifu &lt;YYYYMM&gt; </text:span></text:p>
            </text:list-item>
            <text:list-item>
              <text:p text:style-name="P28">NOTE SDSS in particular can die or block if too many webservices calls,<text:line-break/>if some are empty or you have failures later, may try re-running just those shots that failed as they may work on a second attempt</text:p>
            </text:list-item>
          </text:list>
        </text:list-item>
        <text:list-item>
          <text:p text:style-name="P10">run <text:span text:style-name="T1">cp2dithall </text:span>YYYYMM</text:p>
          <text:list>
            <text:list-item>
              <text:p text:style-name="P28"><text:span text:style-name="T1">copy </text:span>the new YYYYMM from <text:span text:style-name="T1">dithall </text:span>to <text:span text:style-name="T1">dithall.sdss</text:span></text:p>
            </text:list-item>
          </text:list>
        </text:list-item>
      </text:list>
      <text:p text:style-name="P1"/>
      <text:p text:style-name="Standard"><text:span text:style-name="T1"><text:tab/>Note</text:span>: there <text:span text:style-name="T15">may</text:span> be a need to also run with PanSTARRS, but if so that will likely be just for a handful of individual shots that fail flux calibration (next step) under SDSS and GAIA. If so, </text:p>
      <text:p text:style-name="Standard">just run those few manually, do not bother with making a full SLURM job. You can look at the *.job_1.run and steal the corresponding line(s) for the shot(s) that need to be re-run and just change the ending SDSS to PANSTARRS and then run that line. <text:s/>You will need to manually make a <text:span text:style-name="T1">dithall </text:span>dir and run “<text:span text:style-name="T1">rgetdith</text:span> YYYYMMDD SSS “. When done with all the shots that need re-running,<text:span text:style-name="T1"> mv dithall</text:span> to <text:span text:style-name="T1">dithall.panstarrs</text:span>.</text:p>
      <text:p text:style-name="P92"><text:bookmark text:name="_nqs0iz46j4sl"/></text:p>
      <text:p text:style-name="Heading_20_1"><text:bookmark text:name="_51chil46izk6"/><text:span text:style-name="T1">Flux Calibration <text:s/>(../science_reductions/detect)</text:span></text:p>
      <text:p text:style-name="Standard">top dir is “detect” but may want to change (e.g. run from /scratch/03261/polonius/science_reductions/detect)</text:p>
      <text:p text:style-name="Standard"><text:soft-page-break/></text:p>
      <text:p text:style-name="Standard">&gt;&gt;notes:</text:p>
      <text:p text:style-name="P2">copied from Karl (pathing issues)</text:p>
      <text:p text:style-name="P2">. rsp3fc</text:p>
      <text:p text:style-name="P2">. rfitfw0</text:p>
      <text:p text:style-name="P2"/>
      <text:p text:style-name="P2"/>
      <text:p text:style-name="P2">cp <text:span text:style-name="T1">rallcal </text:span>from Karl’s, hdr/hdr4/detect/</text:p>
      <text:p text:style-name="P2"/>
      <text:p text:style-name="P2">5 steps</text:p>
      <text:p text:style-name="P2">rsetstar <text:s text:c="3"/>gets the stars to use for flux calibration and (gets fwhm and centers on star) calcs the aperture sum</text:p>
      <text:p text:style-name="P2"/>
      <text:p text:style-name="P2">rgetttp0 <text:s/>initial guess for throughput</text:p>
      <text:p text:style-name="P2"/>
      <text:p text:style-name="P2"/>
      <text:p text:style-name="P2">rsetstar <text:s/>… the awk line <text:s/>… cp to hetdex /projects scripts: rsumspec</text:p>
      <text:p text:style-name="P2"><text:tab/>also on get</text:p>
      <text:p text:style-name="P2"/>
      <text:p text:style-name="P2"/>
      <text:p text:style-name="P2">under/work/00115/gebhardt/maverick/detect/cal_script <text:s/>more awks</text:p>
      <text:p text:style-name="P2"/>
      <text:p text:style-name="P2"><text:soft-page-break/></text:p>
      <text:p text:style-name="P2">Extra updates:</text:p>
      <text:p text:style-name="P2">cp and modify path datadir path for /work/00115/gebhardt/maverick/scripts/rsp/rsp3f</text:p>
      <text:p text:style-name="P2"><text:s/>there is an “out” file that is produced that is copied to yyyymmddvsss/tmp</text:p>
      <text:p text:style-name="P95"><text:bookmark text:name="_y3gg9bigiloo"/>Flux Calibration Execution</text:p>
      <text:list xml:id="list4027824848" text:style-name="WWNum5">
        <text:list-item>
          <text:p text:style-name="P11"><text:span text:style-name="T1">(setup) copy everything from: <text:s text:c="2"/>/work/03261/polonius/hetdex/science_reductions/detect<text:line-break/> to<text:line-break/>/scratch/03261/polonius/science_reductions/detect<text:line-break/>(except for cal_scripts … you don’t need that one here)</text:span></text:p>
        </text:list-item>
      </text:list>
      <text:p text:style-name="Standard"/>
      <text:list xml:id="list2015535081" text:style-name="WWNum9">
        <text:list-item>
          <text:p text:style-name="P12">make jobs based on the vdrp/shifts to run the flux calibrations by month</text:p>
          <text:list>
            <text:list-item>
              <text:p text:style-name="P30"><text:span text:style-name="T1">e.g.: <text:s text:c="2"/></text:span><text:s/>make_rallcal_slurm ../vdrp/shifts/rta.202309.dex<text:line-break/><text:span text:style-name="T1">-OR- <text:s text:c="2"/>make_rallcal_slurm 202309</text:span></text:p>
            </text:list-item>
          </text:list>
        </text:list-item>
        <text:list-item>
          <text:p text:style-name="P12"><text:span text:style-name="T1">run </text:span>slurm(s) (e.g. rta.YYYYMM.job_1.slurm)</text:p>
          <text:list>
            <text:list-item>
              <text:p text:style-name="P30">FYI, rfitpoly0 handles the copy of the *sedtp_f.dat files to ./tp</text:p>
            </text:list-item>
          </text:list>
        </text:list-item>
      </text:list>
      <text:list xml:id="list3449501451" text:style-name="WWNum11">
        <text:list-item>
          <text:p text:style-name="P13"><text:span text:style-name="T1">run check_tp YYYYMM <text:s text:c="2"/></text:span>… look for those that failed<text:line-break/><text:tab/>IF ANY FAILED:</text:p>
          <text:list>
            <text:list-item>
              <text:p text:style-name="P31">may re-try any that failed with GAIA version or even PanSTARRs</text:p>
            </text:list-item>
            <text:list-item>
              <text:p text:style-name="P31"><text:span text:style-name="T4">&gt;&gt; new method (testing) &lt;&lt;</text:span></text:p>
              <text:list>
                <text:list-item>
                  <text:p text:style-name="P47">execute manually: <text:span text:style-name="T1"><text:s/>rallcal_rerun &lt;YYYYMMDD&gt; &lt;shot&gt; gaia</text:span></text:p>
                </text:list-item>
                <text:list-item>
                  <text:p text:style-name="P47">repeat check_tp to see if fixed</text:p>
                </text:list-item>
              </text:list>
            </text:list-item>
            <text:list-item>
              <text:p text:style-name="P31"><text:span text:style-name="T1">&gt;&gt; old method &lt;&lt; </text:span></text:p>
              <text:list>
                <text:list-item>
                  <text:p text:style-name="P47"><text:span text:style-name="T1">first edit rsetstar </text:span>about half-way down … set the dithall.sdss to dithall.gaia<text:line-break/># (not yet working) -OR- make use of the new 3rd parameter and specify “gaia” in #the manual run <text:s/>of the line(s) pulled from the rta.YYYYMM.dex.job_1.run file #under vdrp/shifts<text:line-break/>(e.g. rsetstar &lt;YYYYMMDD&gt; &lt;shot&gt; gaia )</text:p>
                </text:list-item>
                <text:list-item>
                  <text:p text:style-name="P47">if that fails try Pan-STARRs</text:p>
                  <text:list>
                    <text:list-item>
                      <text:p text:style-name="P68">go back to vdrp/shifts</text:p>
                    </text:list-item>
                    <text:list-item>
                      <text:p text:style-name="P68">execute the runsh2 line(s) for the shots you need (see the .job_1.run file) and change SDSS or GAIA at the end to PANSTARRS</text:p>
                    </text:list-item>
                    <text:list-item>
                      <text:p text:style-name="P68"><text:soft-page-break/>run cp2dithall YYYYMM </text:p>
                      <text:list>
                        <text:list-item>
                          <text:p text:style-name="P82">(again, copies from the individual shot output dirs and strips off the header)</text:p>
                        </text:list-item>
                      </text:list>
                    </text:list-item>
                    <text:list-item>
                      <text:p text:style-name="P68">copy the (shot).dithall file from dithall to dithall.panstarrs</text:p>
                    </text:list-item>
                    <text:list-item>
                      <text:p text:style-name="P68">then go back to ../detect and execute the rall_cal command</text:p>
                    </text:list-item>
                  </text:list>
                </text:list-item>
                <text:list-item>
                  <text:p text:style-name="P47">See the NOTE in the vdrp section just above. Basically, go back to vdrp/shifts and manually re-run those that failed (assuming just a few failed).</text:p>
                </text:list-item>
                <text:list-item>
                  <text:p text:style-name="P47">restore <text:span text:style-name="T1">rsetstar </text:span>to use sdss (that is the flux calibration default)</text:p>
                </text:list-item>
              </text:list>
            </text:list-item>
            <text:list-item>
              <text:p text:style-name="P31"><text:span text:style-name="T1">Remove </text:span>any /tp/*sedtp_f.dat that failed (completely failed, SDSS, GAIA, PANSTARRS)</text:p>
            </text:list-item>
            <text:list-item>
              <text:p text:style-name="P31"><text:span text:style-name="T1">Remove </text:span>any that failed also from ../vdrp/shifts/YYYYMM.good</text:p>
            </text:list-item>
          </text:list>
        </text:list-item>
        <text:list-item>
          <text:p text:style-name="P13">at end <text:span text:style-name="T1">copy</text:span> the subdirectories<text:span text:style-name="T1"> yyyymmddvssssedtp_f.dat <text:s/>(also under ./tp) <text:s/></text:span>to:<text:line-break/><text:span text:style-name="T1"> /projects/hetdex/detect/tp<text:line-break/></text:span>and <text:span text:style-name="T1"><text:line-break/>/corral-repl/utexas/Hobby-Eberly-Telesco/detect/tp</text:span></text:p>
          <text:list>
            <text:list-item>
              <text:p text:style-name="P31">there is one per datevshot under detect/tp </text:p>
            </text:list-item>
          </text:list>
        </text:list-item>
      </text:list>
      <text:list xml:id="list983335301" text:style-name="WWNum18">
        <text:list-item>
          <text:p text:style-name="P14">update local <text:s/>/scratch/projects/hetdex/detect/fwhm.all and norm.all:</text:p>
          <text:list>
            <text:list-item>
              <text:p text:style-name="P32">under /scratch/03261/polonius/science_reduction/detect<text:line-break/><text:span text:style-name="T1">run update_fwhm_norm <text:line-break/></text:span>it does the following:</text:p>
              <text:list>
                <text:list-item>
                  <text:p text:style-name="P48"><text:span text:style-name="T1">append to fwhm.all <text:s text:c="3"/></text:span></text:p>
                  <text:list>
                    <text:list-item>
                      <text:p text:style-name="P69">/scratch/03261/polonius/science_reductions/detect/YYYYMMDDvSSS/fwhm.out</text:p>
                    </text:list-item>
                    <text:list-item>
                      <text:p text:style-name="P69">need to prepend the YYYYMMDDvSSS</text:p>
                    </text:list-item>
                  </text:list>
                </text:list-item>
                <text:list-item>
                  <text:p text:style-name="P48"><text:span text:style-name="T1">append to norm.all</text:span></text:p>
                  <text:list>
                    <text:list-item>
                      <text:p text:style-name="P69">/scratch/03261/polonis/science_reductions/detect/YYYYMMDDvSSS/norm.da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copy the new (updated) norm.all and fwhm.all to /scratch/projects/hetdex/detect</text:p>
        </text:list-item>
        <text:list-item>
          <text:p text:style-name="P14">copy the new (updated) norm.all and fwhm.all to /corral-repl/utexas/Hobby-Eberly-Telesco/detect</text:p>
        </text:list-item>
      </text:list>
      <text:p text:style-name="P2"><text:span text:style-name="T1"><text:line-break/>&gt;&gt; may want to consider changing this to be a subdir with one file per shot with the info in it rather than the two files with one line per shot</text:span></text:p>
      <text:p text:style-name="Heading_20_1"><text:bookmark text:name="_kj2wa4w4fvga"/>&gt;&gt; errors?</text:p>
      <text:list xml:id="list2476250612" text:style-name="WWNum16">
        <text:list-item>
          <text:p text:style-name="P15"><text:soft-page-break/><text:span text:style-name="T3">no stars:</text:span></text:p>
          <text:list>
            <text:list-item>
              <text:p text:style-name="P33"><text:span text:style-name="T3">20231011 017 <text:s/>(okay now with SDSS)</text:span></text:p>
            </text:list-item>
            <text:list-item>
              <text:p text:style-name="P33"><text:span text:style-name="T4">20231016 010 fails SDSS, fails GAIA, fails PanSTARRs</text:span></text:p>
            </text:list-item>
            <text:list-item>
              <text:p text:style-name="P33"><text:span text:style-name="T3">20231017 017 fails SDSS, fails GAIA, okay PanSTARRs says only 1 band</text:span></text:p>
            </text:list-item>
          </text:list>
        </text:list-item>
      </text:list>
      <text:p text:style-name="P3"/>
      <text:p text:style-name="P2"><text:span text:style-name="T3"><text:s/>rallcal 20231011 017</text:span></text:p>
      <text:p text:style-name="P2"><text:span text:style-name="T3"><text:s text:c="2"/>-666.000000 <text:s text:c="5"/>-2.00000000 <text:s text:c="14"/>0</text:span></text:p>
      <text:p text:style-name="P2"><text:span text:style-name="T3">mv: cannot stat '2*.list': No such file or directory</text:span></text:p>
      <text:p text:style-name="P2"><text:span text:style-name="T3">grep: sp*_???.dat: No such file or directory</text:span></text:p>
      <text:p text:style-name="P2"><text:span text:style-name="T3">ls: cannot access 'sp*_???.dat': No such file or directory</text:span></text:p>
      <text:p text:style-name="P2"><text:span text:style-name="T3">grep: g_sp*_???.dat: No such file or directory</text:span></text:p>
      <text:p text:style-name="P2"><text:span text:style-name="T3">wc: '2*list': No such file or directory</text:span></text:p>
      <text:p text:style-name="P2"><text:span text:style-name="T3">awk: fatal: cannot open file `j6' for reading (No such file or directory)</text:span></text:p>
      <text:p text:style-name="P2"><text:span text:style-name="T3">Done with 20231011v017</text:span></text:p>
      <text:p text:style-name="P2"><text:span text:style-name="T3">no stars for 20231011 017</text:span></text:p>
      <text:p text:style-name="P2"><text:span text:style-name="T3"><text:s/>Graphics device/type (? to see list, default /xwin)</text:span></text:p>
      <text:p text:style-name="P3"/>
      <text:p text:style-name="P2"><text:span text:style-name="T3">&gt;&gt; try running with GAIA and then if that fails with PANSTARRS (may have to re-run in ../vdrp/shifts to get PANSTARRs (see VDRP notes above in last section))<text:line-break/>&gt;&gt; edit rsetstar to change the catalog (see comment lines about half-way down)</text:span></text:p>
      <text:p text:style-name="P2"><text:span text:style-name="T3">&gt;&gt; run: <text:s/>rallcal YYYYMMDD SSS<text:line-break/>(if just one or two, I guess the command prompt is okay?)</text:span></text:p>
      <text:p text:style-name="P3"/>
      <text:p text:style-name="P2"><text:span text:style-name="T3">&gt;&gt; still problems? re-run vdrp/shifts/runsh2 for more info … but edit runsh2 at the bottom to turn off the redirect to dev/byu</text:span></text:p>
      <text:p text:style-name="P3"><text:soft-page-break/></text:p>
      <text:list xml:id="list1169566756" text:style-name="WWNum12">
        <text:list-item>
          <text:p text:style-name="P16"><text:span text:style-name="T3">dithall missing?</text:span></text:p>
          <text:list>
            <text:list-item>
              <text:p text:style-name="P34"><text:span text:style-name="T3">cp: cannot stat '/scratch/03261/polonius/science_reductions//vdrp/shifts/dithall.gaia/20231213v016.dithall</text:span></text:p>
              <text:list>
                <text:list-item>
                  <text:p text:style-name="P49"><text:span text:style-name="T3">Yep. One of the bad dithall (all nan)</text:span></text:p>
                </text:list-item>
              </text:list>
            </text:list-item>
          </text:list>
        </text:list-item>
      </text:list>
      <text:p text:style-name="Heading_20_1"><text:bookmark text:name="_lrllx8am1z5g"/>Photometry <text:s/></text:p>
      <text:p text:style-name="Standard"/>
      <text:p text:style-name="Standard">in photometry step, change where it copies the dithall to use the Gaia version </text:p>
      <text:p text:style-name="Standard">wants shout.ifustars from SDSS run for photometry … not the GAIA one (but everything else wants the GAIA one)</text:p>
      <text:p text:style-name="Standard"/>
      <text:p text:style-name="P93"><text:bookmark text:name="_26n69273wvb5"/>Testing</text:p>
      <text:p text:style-name="Standard">check output under ../red1 for that YYYYMM<text:line-break/><text:tab/>/scratch/03261/polonius/red1/reductions/20231129/virus/virus0000016/exp01/virus<text:line-break/>(multi*.fits … one for each IFU + AMP)</text:p>
      <text:p text:style-name="Standard">(CoFe* … on for each IFU)<text:line-break/>normally # of CoFe x4 == # multi <text:s/>but some ifu+amp fail</text:p>
      <text:p text:style-name="Standard"/>
      <text:p text:style-name="Standard"><text:line-break/>compare master list (selected as unique files under all for the YYYYMM)</text:p>
      <text:p text:style-name="Standard"><text:tab/>get file names and sizes (may need to check contents??)</text:p>
      <text:p text:style-name="Standard"><text:tab/>kick back alert for any shots that are missing files or have files with very different file sizes, as these are most likely to have had a problem</text:p>
      <text:p text:style-name="Title"><text:bookmark text:name="_tzhgpvb7yhsr"/></text:p>
      <text:p text:style-name="Title"><text:bookmark text:name="_s20mrz2h644o"/></text:p>
      <text:p text:style-name="Title"><text:bookmark text:name="_1vdhd9499jne"/>Single Run</text:p>
      <text:p text:style-name="Standard">rfixspec (specid not ifuid)</text:p>
      <text:p text:style-name="Standard"/>
      <text:p text:style-name="Standard"/>
      <text:p text:style-name="Title"><text:bookmark text:name="_jgc1fpyf04ok"/>Caveats/Trouble Shooting</text:p>
      <text:list xml:id="list1789847231" text:style-name="WWNum8">
        <text:list-item>
          <text:p text:style-name="P17">log file complains about missing files under /scratch/<text:span text:style-name="T16">03946</text:span>/hetdex/lib_calib/Fiber_Locations/current</text:p>
          <text:list>
            <text:list-item>
              <text:p text:style-name="P35">cp over from the same path but /scratch/<text:span text:style-name="T16">projects</text:span><text:line-break/>(e.g. /scratch/<text:span text:style-name="T16">projects</text:span>/hetdex/lib_calib/Fiber_Locations/current)</text:p>
            </text:list-item>
            <text:list-item>
              <text:p text:style-name="P35">updated rback and rback1 to point to ../projects/.. instead of 03946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Title"><text:bookmark text:name="_j8k6v29986me"/></text:p>
      <text:p text:style-name="P93"><text:bookmark text:name="_a93kjwvk0f9"/>Sky Subtractions</text:p>
      <text:p text:style-name="Standard"/>
      <text:p text:style-name="Heading_20_2"><text:bookmark text:name="_e27sfcqf3ep9"/>Initial setup</text:p>
      <text:p text:style-name="Standard">under /scratch/03261/polonius/science_reductions:</text:p>
      <text:list xml:id="list2291062813" text:style-name="WWNum14">
        <text:list-item>
          <text:p text:style-name="P18">mkdir <text:span text:style-name="T1">alldet </text:span><text:s/>and cd into it</text:p>
        </text:list-item>
        <text:list-item>
          <text:p text:style-name="P18">cp <text:s/>/work/00115/gebhardt/hdr/hdr4/alldet/<text:span text:style-name="T1">rfft</text:span> <text:s/>and <text:span text:style-name="T1">sky_res.use</text:span></text:p>
          <text:list>
            <text:list-item>
              <text:p text:style-name="P36">edit <text:span text:style-name="T1">rfft </text:span>to fix the path</text:p>
            </text:list-item>
          </text:list>
        </text:list-item>
        <text:list-item>
          <text:p text:style-name="P18">under alldet, mkdir <text:span text:style-name="T1">output</text:span></text:p>
        </text:list-item>
      </text:list>
      <text:p text:style-name="Standard"/>
      <text:p text:style-name="Standard">also under /scratch/03261/polonius/science_reductions:</text:p>
      <text:list xml:id="list1983100230" text:style-name="WWNum22">
        <text:list-item>
          <text:p text:style-name="P19">mkdir <text:span text:style-name="T1">getcen </text:span>and cd into it</text:p>
        </text:list-item>
        <text:list-item>
          <text:p text:style-name="P19">cp /work/00115/gebhardt/hdr/hdr4/getcen/rgetifuce* .</text:p>
          <text:list>
            <text:list-item>
              <text:p text:style-name="P37">you will get: rgetifucen, rgetifucen0, rgetifucen1</text:p>
            </text:list-item>
            <text:list-item>
              <text:p text:style-name="P37">edit rgetifucen to fix the path</text:p>
            </text:list-item>
          </text:list>
        </text:list-item>
      </text:list>
      <text:p text:style-name="P59"/>
      <text:p text:style-name="Standard"/>
      <text:p text:style-name="Standard"/>
      <text:p text:style-name="Heading_20_2"><text:bookmark text:name="_yyi0il5jnn75"/>Execution</text:p>
      <text:p text:style-name="Standard"/>
      <text:list xml:id="list3594474029" text:style-name="WWNum24">
        <text:list-item>
          <text:p text:style-name="P20">Update the IFU centers: under /getcen</text:p>
          <text:list>
            <text:list-item>
              <text:p text:style-name="P38"><text:span text:style-name="T1">run make_ifucen.run &lt;YYYYMM&gt;</text:span></text:p>
              <text:list>
                <text:list-item>
                  <text:p text:style-name="P50"><text:soft-page-break/>python script to look at ../vdrp/shits for the given YYYMM and make the requisite ifucen_YYYYMMDDvSSS.dat files, <text:s/>uses the YYYYMM.good files to identify the shots </text:p>
                  <text:list>
                    <text:list-item>
                      <text:p text:style-name="P70">produces ifucen_YYYYMM.run</text:p>
                    </text:list-item>
                  </text:list>
                </text:list-item>
                <text:list-item>
                  <text:p text:style-name="P50"><text:span text:style-name="T1">source </text:span>or <text:span text:style-name="T1">bash </text:span>that file (takes just a few seconds per line, so login node is okay)</text:p>
                  <text:list>
                    <text:list-item>
                      <text:p text:style-name="P70"><text:span text:style-name="T17">todo: might want to wrap in python so can get progress bar … can still take a few minutes to run</text:span></text:p>
                    </text:list-item>
                  </text:list>
                </text:list-item>
              </text:list>
            </text:list-item>
            <text:list-item>
              <text:p text:style-name="P38">(old notes) under getcen, run <text:span text:style-name="T1">rgetifucen </text:span>&lt;YYYYMMDD&gt; &lt;shot&gt;</text:p>
              <text:list>
                <text:list-item>
                  <text:p text:style-name="P50">e.g. rgetifucen 20230904 011<text:line-break/><text:span text:style-name="T3">&gt;&gt; todo: this should be a script to get all for a month or more<text:line-break/>&gt;&gt; NOTE: I added to rfft a check that the file exists, if not, it creates it before moving on.</text:span></text:p>
                </text:list-item>
                <text:list-item>
                  <text:p text:style-name="P50">this will get the RA, Dec of the IFU centers (from the dithalls)</text:p>
                </text:list-item>
              </text:list>
            </text:list-item>
          </text:list>
        </text:list-item>
        <text:list-item>
          <text:p text:style-name="P20">under ../alldet/ <text:s text:c="2"/>run the rfft</text:p>
          <text:list>
            <text:list-item>
              <text:p text:style-name="P38">execute<text:span text:style-name="T1"> make_rfft.run YYYYMM</text:span></text:p>
            </text:list-item>
            <text:list-item>
              <text:p text:style-name="P38">execute <text:span text:style-name="T1">make_rfft.slurm rfft_YYYYMM.run</text:span></text:p>
            </text:list-item>
            <text:list-item>
              <text:p text:style-name="P38"><text:span text:style-name="T1">sbatch </text:span>the resulting slurms</text:p>
              <text:list>
                <text:list-item>
                  <text:p text:style-name="P50">runs on 1 node, 100 cores for 2 hours</text:p>
                </text:list-item>
                <text:list-item>
                  <text:p text:style-name="P50">this should handle at least 384 entries in the .run file (or 128 datevshots with 3 exposures each)</text:p>
                </text:list-item>
                <text:list-item>
                  <text:p text:style-name="P50">more than that, should increase the time or nodes </text:p>
                </text:list-item>
                <text:list-item>
                  <text:p text:style-name="P50"><text:span text:style-name="T2">!!! MEMORY INTENSIVE !!! may need to reduce !!!</text:span></text:p>
                  <text:list>
                    <text:list-item>
                      <text:list>
                        <text:list-item>
                          <text:p text:style-name="P81"/>
                        </text:list-item>
                      </text:list>
                    </text:list-item>
                  </text:list>
                </text:list-item>
                <text:list-item>
                  <text:p text:style-name="P51"/>
                </text:list-item>
                <text:list-item>
                  <text:p text:style-name="P50"><text:span text:style-name="T18"><text:s text:c="20"/>(old notes) under alldet, run: <text:s/></text:span><text:span text:style-name="T19">rfft </text:span><text:span text:style-name="T18">&lt;YYYYMMDD&gt; &lt;exp&gt;</text:span></text:p>
                </text:list-item>
                <text:list-item>
                  <text:p text:style-name="P50"><text:span text:style-name="T18">eg. rfft 20230904 011 exp01 <text:s/></text:span></text:p>
                  <text:list>
                    <text:list-item>
                      <text:p text:style-name="P70"><text:span text:style-name="T18">takes about 15min per dateVshot exp <text:line-break/>(reads the sky array out of multifits, makes a master sky file (33K fibers x 1036 bins .. then bins in chunks of 100 and heavy sort)</text:span></text:p>
                    </text:list-item>
                    <text:list-item>
                      <text:p text:style-name="P70"><text:span text:style-name="T18">run </text:span><text:span text:style-name="T19">make_rfft.run &lt;YYYYMM&gt;</text:span><text:span text:style-name="T18"> <text:s/>for each month to run</text:span></text:p>
                    </text:list-item>
                    <text:list-item>
                      <text:p text:style-name="P70"><text:soft-page-break/><text:span text:style-name="T18">turn each rfft_YYYYMM.run into a slurm (</text:span><text:span text:style-name="T19">make_rfft.slurm)</text:span></text:p>
                      <text:list>
                        <text:list-item>
                          <text:p text:style-name="P83"><text:span text:style-name="T18">e.g. /work/03261/polonius/hetdex/science_reductions/myscripts/jobsplitter rfft_YYYYMM.run $(wc rfft_YYYYMM | awk {print $1+1}')</text:span></text:p>
                        </text:list-item>
                      </text:list>
                    </text:list-item>
                    <text:list-item>
                      <text:p text:style-name="P64"/>
                    </text:list-item>
                  </text:list>
                </text:list-item>
              </text:list>
            </text:list-item>
            <text:list-item>
              <text:p text:style-name="P38">this populates the <text:span text:style-name="T1">output </text:span>directory with 4 files per datevshot+exp each with prefix d&lt;date&gt;s&lt;shot&gt;exp&lt;exp&gt; <text:s text:c="2"/>(e.g.: d20230904s011exp01amp.dat)</text:p>
              <text:list>
                <text:list-item>
                  <text:p text:style-name="P50">*amp.dat</text:p>
                </text:list-item>
                <text:list-item>
                  <text:p text:style-name="P50">*ds9.reg</text:p>
                </text:list-item>
                <text:list-item>
                  <text:p text:style-name="P50">*sky.dat</text:p>
                </text:list-item>
                <text:list-item>
                  <text:p text:style-name="P50">*sub.fits</text:p>
                </text:list-item>
              </text:list>
            </text:list-item>
            <text:list-item>
              <text:p text:style-name="P38">run <text:span text:style-name="T1">check_rfft_output YYYYMM</text:span></text:p>
              <text:list>
                <text:list-item>
                  <text:p text:style-name="P50">just checks that each of the 4 output files for each datevshot+exposure were produced</text:p>
                </text:list-item>
              </text:list>
            </text:list-item>
            <text:list-item>
              <text:p text:style-name="P38"><text:span text:style-name="T1">FOR FUTURE USE when making the catalogs</text:span></text:p>
              <text:list>
                <text:list-item>
                  <text:p text:style-name="P50">need the *amp.dat files that get purged from /scratch</text:p>
                </text:list-item>
              </text:list>
            </text:list-item>
          </text:list>
        </text:list-item>
        <text:list-item>
          <text:p text:style-name="P20">make the *cal.fits files (not memory intensive) </text:p>
          <text:list>
            <text:list-item>
              <text:p text:style-name="P38">output to cal_out</text:p>
            </text:list-item>
            <text:list-item>
              <text:p text:style-name="P38">run <text:span text:style-name="T1">make_rcal_all.run &lt;YYYYMM&gt;</text:span> for each YYYYMM</text:p>
              <text:list>
                <text:list-item>
                  <text:p text:style-name="P50">produces rcal_all_YYYYMM.run for each</text:p>
                </text:list-item>
              </text:list>
            </text:list-item>
            <text:list-item>
              <text:p text:style-name="P38">run <text:span text:style-name="T1">make_rcal_all.slurm rcal_all_&lt;YYYYMM&gt;.run </text:span></text:p>
              <text:list>
                <text:list-item>
                  <text:p text:style-name="P50">turns each into a slurm, 1 node, 64 tasks per node, 2 hour time (usually just 1 needed). Note 128 tasks per node does not allow enough memory</text:p>
                </text:list-item>
              </text:list>
            </text:list-item>
            <text:list-item>
              <text:p text:style-name="P38">sbatch the resulting slurm(s)</text:p>
            </text:list-item>
          </text:list>
        </text:list-item>
        <text:list-item>
          <text:p text:style-name="P20">run <text:span text:style-name="T1">check_cal_output YYYYMM</text:span></text:p>
          <text:list>
            <text:list-item>
              <text:p text:style-name="P38">simple check that the output files exist as expected</text:p>
            </text:list-item>
          </text:list>
        </text:list-item>
      </text:list>
      <text:p text:style-name="Standard"><text:soft-page-break/></text:p>
      <text:p text:style-name="P2"><text:span text:style-name="T15">cp from Karl’s work .. rcall_all <text:s/><text:line-break/>example (single IFU, date):</text:span></text:p>
      <text:p text:style-name="P4"/>
      <text:p text:style-name="P2"><text:span text:style-name="T15">rcal_all 20.1707783 2.22524381 35 4505 50 328_083_048 20230115v008 1.7 3 3.5 0.5 3 106</text:span></text:p>
      <text:p text:style-name="P4"/>
      <text:p text:style-name="P2"><text:span text:style-name="T15">rcal_all 20.1689720 2.12508082 35 4505 50 206_060_003 20230115v008 1.7 3 3.5 0.5 3 106</text:span></text:p>
      <text:p text:style-name="P4"/>
      <text:p text:style-name="P2"><text:span text:style-name="T15">(ex.test … example of all IFU for a shot)</text:span></text:p>
      <text:list xml:id="list1543610996" text:style-name="WWNum21">
        <text:list-item>
          <text:p text:style-name="P39"><text:span text:style-name="T15">generated by: <text:s text:c="2"/></text:span><text:span text:style-name="T14">rgetifucen1 &lt;</text:span><text:span text:style-name="T15">YYYYMMDD&gt; &lt;shot&gt;</text:span></text:p>
          <text:list>
            <text:list-item>
              <text:p text:style-name="P52"><text:span text:style-name="T15">e.g </text:span><text:span text:style-name="T14">rgetifucen1 </text:span><text:span text:style-name="T15">20230115 008 <text:s text:c="2"/></text:span></text:p>
            </text:list-item>
            <text:list-item>
              <text:p text:style-name="P52"><text:span text:style-name="T15">produces to stdout list of rcal_all calls, one for each IFU</text:span></text:p>
            </text:list-item>
            <text:list-item>
              <text:p text:style-name="P52"><text:span text:style-name="T15">can dump into a file and source from ../alldet</text:span></text:p>
              <text:list>
                <text:list-item>
                  <text:p text:style-name="P71"><text:span text:style-name="T15">outputs *cal.fits to cal_out directory under alldet</text:span></text:p>
                </text:list-item>
                <text:list-item>
                  <text:p text:style-name="P71"><text:span text:style-name="T15">takes roughly 20 minutes to handle 78 ifus (1 shot) running on one-core, one IFU at a time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Title"><text:bookmark text:name="_brywdcpqm5b3"/></text:p>
      <text:p text:style-name="Title"><text:bookmark text:name="_v5924aixu5x0"/>Bad Amp Removal /Checking</text:p>
      <text:p text:style-name="Standard"><text:span text:style-name="T4">!!! this may be pointless; <text:s/>amp killing does not help, works on IFU … so unless you kill all 4 amps, you can’t kill an IFU (think about lines where the object straddles a “bad” amp and a good amp) !!!</text:span></text:p>
      <text:p text:style-name="Standard"/>
      <text:p text:style-name="Standard"/>
      <text:p text:style-name="Standard"><text:soft-page-break/>(Notes:)</text:p>
      <text:p text:style-name="Standard">Exclude these amps with the following criteria. Let's make the goal to find the right criteria to flag amps that are creating a very high number of detections.</text:p>
      <text:p text:style-name="Standard"/>
      <text:p text:style-name="Standard"><text:span text:style-name="T9">Avg &lt; -10</text:span></text:p>
      <text:p text:style-name="Standard"><text:span text:style-name="T9">Avg &gt; 100 </text:span></text:p>
      <text:p text:style-name="Standard"><text:span text:style-name="T9">Frac_c2 &gt; 0.8 (Currently use 0.2. More than 80% of fibers with chi2fib &gt; 2)</text:span></text:p>
      <text:p text:style-name="Standard"><text:span text:style-name="T9">Frac0 &gt; 0.8 (Currently use 0.25. but its a slightly different measure than Karls. More than 80% of the fibers are masked)</text:span></text:p>
      <text:p text:style-name="Standard"><text:span text:style-name="T9">Scale &lt; 0.2</text:span></text:p>
      <text:p text:style-name="Standard"/>
      <text:p text:style-name="Standard">This is my full selection for amp quality. You can also find this in the Catalog Paper Table 2 <text:a xlink:type="simple" xlink:href="https://nam12.safelinks.protection.outlook.com/?url=https%3A%2F%2Fiopscience.iop.org%2Farticle%2F10.3847%2F1538-4357%2Faca962%23apjaca962t2&amp;data=05%7C02%7C%7Ce68f56e3747645cdf4ee08dc4dadf7cc%7C31d7e2a5bdd8414e9e97bea998ebdfe1%7C0%7C0%7C638470656814230265%7CUnknown%7CTWFpbGZsb3d8eyJWIjoiMC4wLjAwMDAiLCJQIjoiV2luMzIiLCJBTiI6Ik1haWwiLCJXVCI6Mn0%3D%7C0%7C%7C%7C&amp;sdata=tXwacncJ9ABXCUSmeFgdDZV9ni62OvAut4hDKblJlM0%3D&amp;reserved=0" text:style-name="ListLabel_20_217" text:visited-style-name="ListLabel_20_217"><text:span text:style-name="T21">https://iopscience.iop.org/article/10.3847/1538-4357/aca962#apjaca962t2</text:span></text:a></text:p>
      <text:p text:style-name="Standard">Header Comparison:</text:p>
      <text:p text:style-name="P89"><text:span text:style-name="T9">#Karl's headers</text:span></text:p>
      <text:p text:style-name="P89"><text:span text:style-name="T9">#Spc_slt_iid_am Factor N_c Avg Scale W0 W1 Nlo Avg_orig chi Frac_c2 Frac0</text:span></text:p>
      <text:p text:style-name="P90"/>
      <text:p text:style-name="P89"><text:span text:style-name="T9">#Erin headers</text:span></text:p>
      <text:p text:style-name="P89"><text:span text:style-name="T9">#names=['shotid', 'expnum', 'multiframe', 'norm', 'N_cont',</text:span></text:p>
      <text:p text:style-name="P89"><text:span text:style-name="T9">#'background', 'sky_sub_rms', 'wave0', 'wave1', 'nfib_bad', 'im_median_karl', 'chi2fib_avg_karl', 'frac_c2_karl', 'MaskFraction_karl'])</text:span></text:p>
      <text:p text:style-name="P90"/>
      <text:p text:style-name="P89"><text:span text:style-name="T9">Karl <text:s text:c="7"/>Erin</text:span></text:p>
      <text:p text:style-name="P89"><text:span text:style-name="T9">Factor <text:s text:c="5"/>Norm</text:span></text:p>
      <text:p text:style-name="P89"><text:span text:style-name="T9">N_c <text:s text:c="8"/>N_cont</text:span></text:p>
      <text:p text:style-name="P89"><text:soft-page-break/><text:span text:style-name="T9">Avg <text:s text:c="8"/>background</text:span></text:p>
      <text:p text:style-name="P89"><text:span text:style-name="T9">Scale <text:s text:c="6"/>sky_sub_rms</text:span></text:p>
      <text:p text:style-name="P89"><text:span text:style-name="T9">W0 <text:s text:c="9"/>wave0</text:span></text:p>
      <text:p text:style-name="P89"><text:span text:style-name="T9">W1 <text:s text:c="9"/>wave1</text:span></text:p>
      <text:p text:style-name="P89"><text:span text:style-name="T9">Nlo <text:s text:c="8"/>nfib_bad</text:span></text:p>
      <text:p text:style-name="P89"><text:span text:style-name="T9">Avg_orig <text:s text:c="3"/>im_median_karl</text:span></text:p>
      <text:p text:style-name="P89"><text:span text:style-name="T9">chi <text:s text:c="8"/>chi2fib_avg_karl</text:span></text:p>
      <text:p text:style-name="P89"><text:span text:style-name="T9">Frac_c2 <text:s text:c="4"/>frac_c2_karl</text:span></text:p>
      <text:p text:style-name="P89"><text:span text:style-name="T9">Frac0 <text:s text:c="6"/>MaskFraction_karl</text:span></text:p>
      <text:p text:style-name="P89"/>
      <text:p text:style-name="Standard">Selection (this is what is included as good):</text:p>
      <text:p text:style-name="P89"><text:span text:style-name="T9">sel1 = ((amp_stats['background'].astype(float) &gt; -10) * (amp_stats['background'].astype(float) &lt; 100) ) | (np.isnan(amp_stats['background']))</text:span></text:p>
      <text:p text:style-name="P89"><text:span text:style-name="T9">sel2 = (amp_stats['sky_sub_rms_rel'] &lt; 1.5) | (np.isnan(amp_stats['sky_sub_rms_rel']))</text:span></text:p>
      <text:p text:style-name="P89"><text:span text:style-name="T9">sel3 = (amp_stats['sky_sub_rms'] &gt; 0.2) <text:s/>| (np.isnan(amp_stats['sky_sub_rms_rel']))</text:span></text:p>
      <text:p text:style-name="P89"><text:span text:style-name="T9">sel4 = (amp_stats['im_median'] &gt; 0.05 ) | (np.isnan(amp_stats['im_median']))</text:span></text:p>
      <text:p text:style-name="P89"><text:span text:style-name="T9">sel5 = (amp_stats['MaskFraction'] &lt; 0.25) | (np.isnan(amp_stats['MaskFraction']))</text:span></text:p>
      <text:p text:style-name="P89"><text:span text:style-name="T9">sel6 = (amp_stats['N_cont'] &lt; 35) | (np.isnan(amp_stats['N_cont']))</text:span></text:p>
      <text:p text:style-name="P89"><text:span text:style-name="T9">sel7 = (amp_stats['nfib_bad'] &lt;= 1) | (np.isnan(amp_stats['nfib_bad']))</text:span></text:p>
      <text:p text:style-name="P89"><text:span text:style-name="T9">sel8 = (amp_stats['norm'] &gt; 0.5) | (np.isnan(amp_stats['norm']))</text:span></text:p>
      <text:p text:style-name="P89"><text:span text:style-name="T9">sel9_hdr3 = ((amp_stats['frac_c2'] &lt; 0.5) | (np.isnan(amp_stats['frac_c2'])) ) * (amp_stats['date'] &lt; 20210901)</text:span></text:p>
      <text:p text:style-name="P89"><text:span text:style-name="T9">sel9_hdr4 = ((amp_stats['frac_c2'] &lt; 0.1) | (np.isnan(amp_stats['frac_c2'])) ) * (amp_stats['date'] &gt;= 20210901)</text:span></text:p>
      <text:p text:style-name="P89"><text:soft-page-break/><text:span text:style-name="T9">sel9 = sel9_hdr3 | sel9_hdr4</text:span></text:p>
      <text:p text:style-name="P89"><text:span text:style-name="T9">sel = sel1 &amp; sel2 &amp; sel3 &amp; sel4 &amp; sel5 &amp; sel6 &amp; sel7 &amp; sel8 &amp; sel9</text:span></text:p>
      <text:p text:style-name="P89"><text:span text:style-name="T9">#sel = sel1 &amp; sel2 &amp; sel3 &amp; sel6 &amp; sel7 &amp; sel8</text:span></text:p>
      <text:p text:style-name="P89"><text:span text:style-name="T9">#sel_wiggles = amp_stats['ft_flag'] == 1</text:span></text:p>
      <text:p text:style-name="P89"><text:span text:style-name="T9">sel_manual = amp_stats['flag_manual'] == 1</text:span></text:p>
      <text:p text:style-name="P89"><text:span text:style-name="T9">amp_stats['flag'] = (sel * sel_manual ).astype(int)</text:span></text:p>
      <text:p text:style-name="P89"><text:span text:style-name="T9">amp_stats['flag'] = (sel * sel_manual ).astype(int)</text:span></text:p>
      <text:p text:style-name="Standard"/>
      <text:p text:style-name="Heading_20_1"><text:bookmark text:name="_tu8nk8s11oez"/>Bad Amp Checks</text:p>
      <text:p text:style-name="Standard">under /scratch/03261/polonius/science_reductions/alldets</text:p>
      <text:p text:style-name="Standard">evaluate which amps my be bad based on the above assumptions</text:p>
      <text:p text:style-name="Standard"/>
      <text:list xml:id="list2757116036" text:style-name="WWNum15">
        <text:list-item>
          <text:p text:style-name="P21">check_amps</text:p>
        </text:list-item>
        <text:list-item>
          <text:p text:style-name="P21">check_amps_by_date</text:p>
        </text:list-item>
      </text:list>
      <text:p text:style-name="Title"><text:bookmark text:name="_9qk5aomq7g6g"/></text:p>
      <text:p text:style-name="Heading_20_1"><text:bookmark text:name="_8m3b32h602vn"/><text:span text:style-name="T15">Update Projects and Corral-Repl ??</text:span></text:p>
      <text:p text:style-name="Standard"><text:span text:style-name="T1">(this is part of Ingestion, which is covered in another document and exectude AFTER the Emission line detections and Continuum detections below</text:span>)</text:p>
      <text:p text:style-name="P55">copy shot h5 files and match_pngs to /scratch/projects/hetdex</text:p>
      <text:p text:style-name="P55">copy shot h5 files and match_pngs to corral-repl </text:p>
      <text:p text:style-name="Standard"/>
      <text:p text:style-name="Standard"/>
      <text:p text:style-name="Standard"><text:soft-page-break/></text:p>
      <text:p text:style-name="Standard"/>
      <text:p text:style-name="Title"><text:bookmark text:name="_l5ncbs80u5n0"/>Emission line detections</text:p>
      <text:p text:style-name="Standard"/>
      <text:p text:style-name="Standard">notes:</text:p>
      <text:p text:style-name="P2">add to <text:span text:style-name="T1">make_rcal_all.run .. updated with rf1</text:span></text:p>
      <text:p text:style-name="P2">awk '{print "rf1",$2,$3,$4,$5,$6,$7,$8,1.70,3.0,3.5,0.5,3,104}' rcal3 &gt; rdet0</text:p>
      <text:p text:style-name="P2"/>
      <text:p text:style-name="P2">*.spec file </text:p>
      <text:p text:style-name="Standard"/>
      <text:p text:style-name="Heading_20_2"><text:bookmark text:name="_eauccjm162zx"/>Setup</text:p>
      <text:list xml:id="list1471209533" text:style-name="WWNum17">
        <text:list-item>
          <text:p text:style-name="P22"><text:span text:style-name="T1">todo</text:span><text:span text:style-name="T4">:</text:span><text:span text:style-name="T7"> BAD AMP LIST <text:line-break/></text:span><text:span text:style-name="T3">need to run new scripts/code to look at all the d&lt;date&gt;s&lt;shot&gt;exp&lt;exp&gt;amp.dat files under science_reductions/alldet/output and identify bad amps by some base statistics (see Erin)</text:span></text:p>
          <text:list>
            <text:list-item>
              <text:p text:style-name="P40"><text:span text:style-name="T3">need to exclude these from further processing (e.g. line and continuum detection)</text:span></text:p>
              <text:list>
                <text:list-item>
                  <text:p text:style-name="P53"><text:span text:style-name="T3">that is, when running make_rf1.run (see Execution section), the produced .run files should exclude those “bad” amp</text:span><text:span text:style-name="T4">s</text:span></text:p>
                </text:list-item>
              </text:list>
            </text:list-item>
          </text:list>
        </text:list-item>
      </text:list>
      <text:p text:style-name="Standard"/>
      <text:p text:style-name="Heading_20_2"><text:bookmark text:name="_bso37ru82qzd"/>Execution</text:p>
      <text:p text:style-name="P58">still under science_reductions/alldet</text:p>
      <text:list xml:id="list2681355025" text:style-name="WWNum6">
        <text:list-item>
          <text:p text:style-name="P23">run <text:span text:style-name="T1">make_rf1.run</text:span> <text:s/>YYYYMM</text:p>
          <text:list>
            <text:list-item>
              <text:p text:style-name="P41">produces <text:span text:style-name="T1">rdet_rf1_YYYYMM</text:span>.<text:span text:style-name="T1">run</text:span> <text:s/></text:p>
            </text:list-item>
          </text:list>
        </text:list-item>
        <text:list-item>
          <text:p text:style-name="P23"><text:span text:style-name="T1">make_rf1.slurm</text:span> <text:s/>rdet_rf1_&lt;YYYYMM&gt;.run <text:s/></text:p>
          <text:list>
            <text:list-item>
              <text:p text:style-name="P41">sbatch the slurm file</text:p>
            </text:list-item>
          </text:list>
        </text:list-item>
        <text:list-item>
          <text:p text:style-name="P23"><text:soft-page-break/>output to <text:span text:style-name="T1">detect_out</text:span></text:p>
          <text:list>
            <text:list-item>
              <text:p text:style-name="P41">for each datevshot_&lt;specid&gt;_&lt;ifuslot&gt;_&lt;ifuid&gt; get a *.list, *.mc, *.spec</text:p>
            </text:list-item>
            <text:list-item>
              <text:p text:style-name="P41">list</text:p>
              <text:list>
                <text:list-item>
                  <text:p text:style-name="P54">todo contains</text:p>
                </text:list-item>
              </text:list>
            </text:list-item>
            <text:list-item>
              <text:p text:style-name="P41">mc </text:p>
              <text:list>
                <text:list-item>
                  <text:p text:style-name="P54">todo contains</text:p>
                </text:list-item>
              </text:list>
            </text:list-item>
            <text:list-item>
              <text:p text:style-name="P41">spec </text:p>
              <text:list>
                <text:list-item>
                  <text:p text:style-name="P54">todo contains</text:p>
                </text:list-item>
              </text:list>
            </text:list-item>
          </text:list>
        </text:list-item>
        <text:list-item>
          <text:p text:style-name="P23"><text:span text:style-name="T1">check_ofile </text:span>on the output slurm file</text:p>
          <text:list>
            <text:list-item>
              <text:p text:style-name="P41">can often get some segfaults and other issues</text:p>
            </text:list-item>
            <text:list-item>
              <text:p text:style-name="P41">normally a re-run of those that failed (see next bullet) resolves it</text:p>
            </text:list-item>
          </text:list>
        </text:list-item>
        <text:list-item>
          <text:p text:style-name="P23">run <text:span text:style-name="T1">rdet_sweep rdet_rf1_&lt;YYYYMM&gt;.run</text:span> to find any that failed</text:p>
          <text:list>
            <text:list-item>
              <text:p text:style-name="P41">if any failed, run <text:span text:style-name="T1">make_rf1.slurm</text:span> <text:s/><text:span text:style-name="T1">rdet_rf1_&lt;YYYYMM&gt;.run.sweep <text:s/></text:span></text:p>
              <text:list>
                <text:list-item>
                  <text:p text:style-name="P54">modify SLURM as needed to be shorter<text:line-break/><text:span text:style-name="T1">-OR-</text:span></text:p>
                </text:list-item>
                <text:list-item>
                  <text:p text:style-name="P54">just modify the existing <text:s/><text:span text:style-name="T1">rdet_rf1_&lt;YYYYMM&gt;.run_1.slurm </text:span>to point to the <text:span text:style-name="T1">.sweep file</text:span> and <text:span text:style-name="T1">reduce </text:span>the <text:span text:style-name="T1">run time</text:span> and <text:span text:style-name="T1">tasks </text:span>as appropriate</text:p>
                </text:list-item>
              </text:list>
            </text:list-item>
          </text:list>
        </text:list-item>
        <text:list-item>
          <text:p text:style-name="P23">run <text:span text:style-name="T1">check_rf1_output YYYYMM</text:span></text:p>
          <text:list>
            <text:list-item>
              <text:p text:style-name="P41">checks for the expected .list, .mc and .spec files, reports those that are missing</text:p>
            </text:list-item>
            <text:list-item>
              <text:p text:style-name="P41">NOTE: can be missing if no emission lines fit </text:p>
            </text:list-item>
            <text:list-item>
              <text:p text:style-name="P41">NOTE: can be missing if the amp is bad, even if shot is good</text:p>
              <text:list>
                <text:list-item>
                  <text:p text:style-name="P54">may see -666.000 <text:s/>-666.000 for the amp center RA, Dec</text:p>
                </text:list-item>
              </text:list>
            </text:list-item>
          </text:list>
        </text:list-item>
      </text:list>
      <text:p text:style-name="Standard"/>
      <text:p text:style-name="Title"><text:bookmark text:name="_f8x42b9ndsn1"/><text:soft-page-break/>Continuum detections</text:p>
      <text:p text:style-name="Heading_20_2"><text:bookmark text:name="_79l36gj39xt4"/>Setup</text:p>
      <text:p text:style-name="Standard">working under<text:span text:style-name="T1"> science_reductions/cs </text:span><text:s/>(cs for continuum sources)</text:p>
      <text:p text:style-name="Standard">notes:</text:p>
      <text:p text:style-name="P2">copy from Karl’s dir or you own (/work/03261/polonius/hetdex/science_reductions/cs/)</text:p>
      <text:p text:style-name="P2">cp ${resdir}/rfindmax .</text:p>
      <text:p text:style-name="P2">cp ${resdir}/rspcs .</text:p>
      <text:p text:style-name="P2">cp ${resdir}/rf1 .</text:p>
      <text:p text:style-name="P2"/>
      <text:p text:style-name="P2">rgetmax YYYYMMDD &lt;shot&gt;</text:p>
      <text:p text:style-name="Standard"/>
      <text:p text:style-name="Heading_20_2"><text:bookmark text:name="_62yk4eaout7b"/>Execution</text:p>
      <text:list xml:id="list812351191" text:style-name="WWNum1">
        <text:list-item>
          <text:p text:style-name="P24">run <text:span text:style-name="T1">make_rgetmax.run</text:span> <text:span text:style-name="T1">&lt;YYYYMM&gt;</text:span></text:p>
        </text:list-item>
        <text:list-item>
          <text:p text:style-name="P24">run<text:span text:style-name="T1"> make_rgetmax.slurm rgetmax_&lt;YYYYMM&gt;.run</text:span></text:p>
          <text:list>
            <text:list-item>
              <text:p text:style-name="P42">sbatch the resulting slurm file</text:p>
            </text:list-item>
          </text:list>
        </text:list-item>
        <text:list-item>
          <text:p text:style-name="P24">output under <text:span text:style-name="T1">spec </text:span>subdir</text:p>
          <text:list>
            <text:list-item>
              <text:p text:style-name="P42">&lt;datevshot&gt;cs.tar</text:p>
            </text:list-item>
          </text:list>
        </text:list-item>
      </text:list>
      <text:p text:style-name="P95"><text:bookmark text:name="_4a58jlh5t4rf"/></text:p>
      <text:p text:style-name="Heading_20_2"><text:bookmark text:name="_4subqspyj3ue"/>Now, move on to <text:span text:style-name="T1">Ingestion</text:span> (next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 fo:font-weight="bold"/>
    </style:style>
    <style:style style:name="ListLabel_20_93" style:display-name="ListLabel 93" style:family="text">
      <style:text-properties style:text-underline-style="none" fo:font-weight="bold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 fo:font-weight="bold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 fo:font-weight="bold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 fo:font-weight="bold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 fo:font-weight="bold"/>
    </style:style>
    <style:style style:name="ListLabel_20_156" style:display-name="ListLabel 156" style:family="text">
      <style:text-properties style:text-underline-style="none" fo:font-weight="bold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 fo:font-weight="bold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 fo:font-weight="bold"/>
    </style:style>
    <style:style style:name="ListLabel_20_210" style:display-name="ListLabel 210" style:family="text">
      <style:text-properties style:text-underline-style="none" fo:font-weight="bold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5" meta:paragraph-count="535" meta:word-count="5345" meta:character-count="34208" meta:non-whitespace-character-count="29207"/>
    <meta:generator>LibreOfficeDev/6.0.5.2$Linux_X86_64 LibreOffice_project/</meta:generator>
  </office:meta>
</office:document-meta>
</file>